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Standard" style:master-page-name="Standard">
      <style:paragraph-properties fo:text-align="center" style:justify-single-word="false" style:text-autospace="none"/>
      <style:text-properties fo:font-variant="small-caps" fo:color="#0000ff" style:font-name="Arial" fo:font-size="16pt" fo:language="es" fo:country="AR" style:font-size-asian="16pt" style:font-name-complex="Arial" style:font-size-complex="10pt"/>
    </style:style>
    <style:style style:name="P2" style:family="paragraph" style:parent-style-name="Standard">
      <style:paragraph-properties style:text-autospace="none"/>
      <style:text-properties style:font-name="Arial" fo:font-size="10pt" fo:language="es" fo:country="AR" fo:font-weight="bold" style:font-size-asian="10pt" style:font-weight-asian="bold" style:font-name-complex="Arial" style:font-size-complex="10pt" style:font-weight-complex="bold"/>
    </style:style>
    <style:style style:name="P3" style:family="paragraph" style:parent-style-name="Standard">
      <style:paragraph-properties style:text-autospace="none"/>
      <style:text-properties style:font-name="Arial" fo:font-size="11pt" fo:language="es" fo:country="AR" fo:font-weight="bold" style:font-size-asian="11pt" style:font-weight-asian="bold" style:font-name-complex="Arial" style:font-size-complex="11pt" style:font-weight-complex="bold"/>
    </style:style>
    <style:style style:name="P4" style:family="paragraph" style:parent-style-name="Standard">
      <style:paragraph-properties fo:text-align="justify" style:justify-single-word="false"/>
      <style:text-properties style:font-name="Arial" fo:font-size="10.5pt" fo:language="es" fo:country="MX" style:font-size-asian="10.5pt" style:font-name-complex="Arial" style:font-size-complex="10.5pt"/>
    </style:style>
    <style:style style:name="P5" style:family="paragraph" style:parent-style-name="WW-Texto_20_independiente_20_2">
      <style:paragraph-properties fo:text-align="justify" style:justify-single-word="false">
        <style:tab-stops>
          <style:tab-stop style:position="0.635cm"/>
        </style:tab-stops>
      </style:paragraph-properties>
      <style:text-properties style:font-name="Arial" fo:font-size="10.5pt" fo:language="es" fo:country="MX" style:font-size-asian="10.5pt" style:font-name-complex="Arial" style:font-size-complex="10.5pt"/>
    </style:style>
    <style:style style:name="P6" style:family="paragraph" style:parent-style-name="Standard" style:list-style-name="L1">
      <style:paragraph-properties fo:margin-left="1.249cm" fo:margin-right="0cm" fo:text-align="justify" style:justify-single-word="false" fo:text-indent="0cm" style:auto-text-indent="false"/>
      <style:text-properties style:font-name="Arial" fo:font-size="10.5pt" fo:language="es" fo:country="MX" style:font-size-asian="10.5pt" style:font-name-complex="Arial" style:font-size-complex="10.5pt"/>
    </style:style>
    <style:style style:name="P7" style:family="paragraph" style:parent-style-name="Standard">
      <style:paragraph-properties fo:text-align="justify" style:justify-single-word="false"/>
      <style:text-properties style:use-window-font-color="true" style:font-name="Arial" fo:font-size="11pt" fo:language="es" fo:country="AR" fo:font-weight="bold" style:font-size-asian="11pt" style:font-weight-asian="bold" style:font-name-complex="Arial" style:font-size-complex="11pt" style:font-weight-complex="bold"/>
    </style:style>
    <style:style style:name="P8" style:family="paragraph" style:parent-style-name="Standard">
      <style:paragraph-properties fo:text-align="justify" style:justify-single-word="false" fo:break-before="page"/>
      <style:text-properties style:font-name="Arial" fo:font-size="11pt" fo:language="es" fo:country="AR" fo:font-weight="bold" style:font-size-asian="11pt" style:font-weight-asian="bold" style:font-name-complex="Arial" style:font-size-complex="11pt" style:font-weight-complex="bold"/>
    </style:style>
    <style:style style:name="P9" style:family="paragraph" style:parent-style-name="Standard">
      <style:text-properties style:font-name="Arial" fo:font-size="10.5pt" fo:language="es" fo:country="MX" style:font-size-asian="10.5pt" style:font-name-complex="Arial" style:font-size-complex="10.5pt"/>
    </style:style>
    <style:style style:name="P10" style:family="paragraph" style:parent-style-name="Standard">
      <style:paragraph-properties>
        <style:tab-stops>
          <style:tab-stop style:position="0.635cm"/>
        </style:tab-stops>
      </style:paragraph-properties>
      <style:text-properties style:font-name="Arial" fo:font-size="10.5pt" style:font-size-asian="10.5pt" style:font-size-complex="10.5pt"/>
    </style:style>
    <style:style style:name="P11" style:family="paragraph" style:parent-style-name="Standard">
      <style:paragraph-properties fo:text-align="justify" style:justify-single-word="false">
        <style:tab-stops>
          <style:tab-stop style:position="0.635cm"/>
        </style:tab-stops>
      </style:paragraph-properties>
      <style:text-properties style:font-name="Arial" fo:font-size="10.5pt" style:font-size-asian="10.5pt" style:font-size-complex="10.5pt"/>
    </style:style>
    <style:style style:name="P12" style:family="paragraph" style:parent-style-name="Standard">
      <style:paragraph-properties style:text-autospace="none">
        <style:tab-stops>
          <style:tab-stop style:position="0.635cm"/>
        </style:tab-stops>
      </style:paragraph-properties>
      <style:text-properties style:font-name="Arial" fo:font-size="10.5pt" fo:language="es" fo:country="AR" style:font-size-asian="10.5pt" style:font-name-complex="Arial" style:font-size-complex="10.5pt"/>
    </style:style>
    <style:style style:name="P13" style:family="paragraph" style:parent-style-name="Standard">
      <style:paragraph-properties style:text-autospace="none"/>
      <style:text-properties style:font-name="Courier New" fo:font-size="10pt" fo:language="es" fo:country="AR" fo:font-weight="bold" style:font-size-asian="10pt" style:font-weight-asian="bold" style:font-name-complex="Courier New" style:font-size-complex="10pt" style:font-weight-complex="bold"/>
    </style:style>
    <style:style style:name="P14" style:family="paragraph" style:parent-style-name="WW-Texto_20_independiente_20_2">
      <style:paragraph-properties>
        <style:tab-stops>
          <style:tab-stop style:position="0.635cm"/>
        </style:tab-stops>
      </style:paragraph-properties>
      <style:text-properties style:font-name="Arial" fo:font-size="10.5pt" fo:language="es" fo:country="MX" style:font-size-asian="10.5pt" style:font-name-complex="Arial" style:font-size-complex="10.5pt"/>
    </style:style>
    <style:style style:name="P15" style:family="paragraph" style:parent-style-name="Standard">
      <style:text-properties style:font-name="Arial" fo:font-size="10.5pt" style:font-size-asian="10.5pt" style:font-size-complex="10.5pt"/>
    </style:style>
    <style:style style:name="P16" style:family="paragraph" style:parent-style-name="Standard">
      <style:paragraph-properties fo:margin-left="0.397cm" fo:margin-right="0cm" fo:text-align="justify" style:justify-single-word="false" fo:text-indent="0cm" style:auto-text-indent="false"/>
      <style:text-properties style:font-name="Arial" fo:font-size="10.5pt" style:font-size-asian="10.5pt" style:font-size-complex="10.5pt"/>
    </style:style>
    <style:style style:name="P17" style:family="paragraph" style:parent-style-name="Standard">
      <style:paragraph-properties style:text-autospace="none">
        <style:tab-stops>
          <style:tab-stop style:position="0.635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18" style:family="paragraph" style:parent-style-name="Standard">
      <style:paragraph-properties fo:break-before="page" style:text-autospace="none">
        <style:tab-stops>
          <style:tab-stop style:position="0.635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19" style:family="paragraph" style:parent-style-name="Standard">
      <style:paragraph-properties>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20" style:family="paragraph" style:parent-style-name="WW-Texto_20_independiente_20_2">
      <style:paragraph-properties>
        <style:tab-stops>
          <style:tab-stop style:position="0.635cm"/>
        </style:tab-stops>
      </style:paragraph-properties>
      <style:text-properties fo:font-size="10.5pt" fo:language="es" fo:country="AR" fo:font-weight="bold" style:font-size-asian="10.5pt" style:font-weight-asian="bold" style:font-size-complex="10.5pt" style:font-weight-complex="bold"/>
    </style:style>
    <style:style style:name="P21" style:family="paragraph" style:parent-style-name="WW-Texto_20_independiente_20_2">
      <style:paragraph-properties>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22" style:family="paragraph" style:parent-style-name="Standard">
      <style:paragraph-properties style:text-autospace="none"/>
      <style:text-properties style:font-name="Courier New1" fo:font-size="10pt" fo:language="es" fo:country="AR" fo:font-weight="bold" style:font-size-asian="10pt" style:font-weight-asian="bold" style:font-name-complex="Courier New" style:font-size-complex="10pt" style:font-weight-complex="bold"/>
    </style:style>
    <style:style style:name="P23" style:family="paragraph" style:parent-style-name="WW-Texto_20_independiente_20_2">
      <style:paragraph-properties fo:break-before="page">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24" style:family="paragraph" style:parent-style-name="WW-Texto_20_independiente_20_2">
      <style:paragraph-properties>
        <style:tab-stops>
          <style:tab-stop style:position="0.635cm"/>
        </style:tab-stops>
      </style:paragraph-properties>
      <style:text-properties style:font-name="Arial"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Courier New2" fo:font-weight="bold" style:font-weight-asian="bold" style:font-weight-complex="bold"/>
    </style:style>
    <style:style style:name="T4" style:family="text">
      <style:text-properties style:font-name="Courier New2" fo:font-style="italic" fo:font-weight="bold" style:font-style-asian="italic" style:font-weight-asian="bold" style:font-style-complex="italic" style:font-weight-complex="bold"/>
    </style:style>
    <style:style style:name="T5" style:family="text">
      <style:text-properties fo:font-weight="normal" style:font-weight-asian="normal" style:font-weight-complex="normal"/>
    </style:style>
    <style:style style:name="T6" style:family="text">
      <style:text-properties style:use-window-font-color="true"/>
    </style:style>
    <style:style style:name="T7" style:family="text">
      <style:text-properties style:use-window-font-color="true" style:font-name="Courier New1"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language="en" fo:country="US"/>
    </style:style>
    <style:style style:name="T10" style:family="text">
      <style:text-properties fo:language="es" fo:country="MX" style:font-name-complex="Arial"/>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left="0.279cm" fo:padding-right="0.279cm" fo:padding-top="0.152cm" fo:padding-bottom="0.152cm" fo:border="0.002cm solid #000000" style:shadow="#000000 0.212cm 0.212cm">
        <style:background-image/>
      </style:graphic-properties>
    </style:style>
    <style:style style:name="fr2" style:family="graphic" style:parent-style-name="Frame">
      <style:graphic-properties fo:margin-left="0.319cm" fo:margin-right="0.319cm" style:wrap="none" style:vertical-pos="from-top" style:vertical-rel="paragraph" style:horizontal-pos="center" style:horizontal-rel="paragraph" fo:background-color="#ffffff" style:background-transparency="0%" fo:padding-left="0.279cm" fo:padding-right="0.279cm" fo:padding-top="0.152cm" fo:padding-bottom="0.152cm" fo:border="0.002cm solid #000000" style:shadow="#000000 0.212cm 0.212cm">
        <style:background-image/>
      </style:graphic-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ilando en GNU/Linux</text:p>
      <text:p text:style-name="P2"/>
      <text:p text:style-name="P3"/>
      <text:p text:style-name="P3">El compilador Freepascal</text:p>
      <text:p text:style-name="P3"/>
      <text:p text:style-name="P4">El compilador FreePascal nació el julio de 1993 impulsado por su autor Florian Klaempfl. Casi 7 años después de su inicio, salió la versión 1.00 del compilador, suficientemente estable como para poder desarrollar aplicaciones, actualmente se encuentra en la versión 2.2. Se distribuye bajo licencia GNU GPL que permite, básicamente, su distribución gratuita y del código fuente sin ningún coste aunque los autores retienen el copyright.</text:p>
      <text:p text:style-name="P4"/>
      <text:p text:style-name="P4">El compilador FreePascal existe para plataformas MS-DOS, MS-Windows de 32-bits, GNU/Linux, OS/2, AmigaOs, *BSD, etc. Está limitado a las arquitecturas Intel y Motorola. </text:p>
      <text:p text:style-name="P4"/>
      <text:p text:style-name="P4">El compilador puede ser descargado de <text:a xlink:type="simple" xlink:href="http://www.freepascal.org/">http://www.freepascal.org</text:a> </text:p>
      <text:p text:style-name="P4"/>
      <text:p text:style-name="P4">Como característica interesante hay que decir que soporta muchas de las características del Pascal de Borland y del ObjectPascal de Delphi y además incluye nuevas posibilidades inexistentes en estos compiladores, como es la sobrecarga de operadores, por poner un ejemplo. También aporta una librería estándar que funciona en todas las plataformas que da soporte el compilador.</text:p>
      <text:p text:style-name="P4"/>
      <text:p text:style-name="P4">Pascal define dos tipos básicos de archivos que se pueden compilar: los programas y las units. Los archivos de código fuente que se escriben con un editor de texto o con un IDE conviene que tengan extensión <text:span text:style-name="T1">.pp</text:span> o bien <text:span text:style-name="T1">.pas</text:span>. Al compilar programas obtendremos archivos ejecutables que tendrán el mismo nombre que el archivo fuente y carecerán de extensión mientras que si compilamos units obtendremos archivos <text:span text:style-name="T1">.ppu</text:span> que no son ejecutables.</text:p>
      <text:p text:style-name="P4"/>
      <text:p text:style-name="P4">Además de un compilador y un linker, FreePascal a partir de su versión 2 incluye un IDE muy similar al IDE de los productos Borland (Turbo Pascal, Borland C, etc.) llamado <text:span text:style-name="T2">fp</text:span>. Para acceder a este IDE se debe tipear el siguiente comando:</text:p>
      <text:p text:style-name="P4"/>
      <text:p text:style-name="P5"><text:tab/><text:tab/><text:tab/><text:tab/><text:span text:style-name="T3">fp </text:span><text:span text:style-name="T4">&lt;programa_pascal.pp&gt;</text:span></text:p>
      <text:p text:style-name="P4"/>
      <text:p text:style-name="P4">Además es importante que el alumno tenga en cuenta que Freepascal brinda extensa documentación que puede ser descargada del sitio antes mencionado.</text:p>
      <text:p text:style-name="P4">Dentro de la documentación podemos resaltar:</text:p>
      <text:list text:style-name="L1">
        <text:list-item>
          <text:p text:style-name="P6"><text:span text:style-name="T1">Free Pascal Users manual (user.pdf):</text:span><text:span text:style-name="T5"> Describe la instalación y uso del compilador de Freepascal en las diferentes plataformas soportadas</text:span>.</text:p>
        </text:list-item>
        <text:list-item>
          <text:p text:style-name="P6"><text:span text:style-name="T1">Free Pascal Programmers manual (prog.pdf):</text:span> Describe las particularidades del compilador Freepascal, y describe a grandes rasgos el funcionamiento del mismo.</text:p>
        </text:list-item>
        <text:list-item>
          <text:p text:style-name="P6"><text:span text:style-name="T1">Free Pascal Reference guide (ref.pdf):</text:span> Describe todas las constantes, tipos, variables, funciones y procedimientos definidas en la unit System. Y en menor medida todas las estructuras soportadas y lista los tipos soportados.</text:p>
        </text:list-item>
        <text:list-item>
          <text:p text:style-name="P6"><text:span text:style-name="T1">Free Pascal Run-Time Library Reference guide (rtl.pdf):</text:span> Describe <text:s/>todas las constantes, tipos, variables, funciones y procedimientos definidas en las units que están instaladas con el compilador Freepascal.</text:p>
        </text:list-item>
      </text:list>
      <text:p text:style-name="P4"/>
      <text:p text:style-name="P4">La ubicación de esta documentación difiere de un sistema operativo a otro, e inclusive de una distribución a otra. <text:span text:style-name="T6">En nuestro caso la documentación se encontrará en el directorio donde está instalada la máquina virtual QEmu (</text:span><text:span text:style-name="T7">C:\so2007\docs-freepascal\</text:span><text:span text:style-name="T6">).</text:span></text:p>
      <text:p text:style-name="P7"/>
      <text:p text:style-name="P8">Compilando en GNU/Linux</text:p>
      <text:p text:style-name="P9"/>
      <text:p text:style-name="P9">Para emplear el compilador Freepascal tendrá que abrir una consola de texto.</text:p>
      <text:p text:style-name="P4">En este ejemplo compilaremos uno de los programas de ejemplo más conocidos. Este ejemplo es el típico Hola mundo:</text:p>
      <text:p text:style-name="P10"/>
      <text:p text:style-name="P11">Ingrese al sistema como usuario no privilegiado. Cree un directorio donde almacenar los programas de este práctico dentro de su directorio home. Luego sitúese en el directorio recién creado. Escriba el siguiente programa usando el IDE de FreePacal o bien con un editor de texto cualquiera** y nómbrelo “<text:span text:style-name="T1">prog01.pp</text:span>”.</text:p>
      <text:p text:style-name="P12"><draw:frame draw:style-name="fr1" draw:name="Marco15" text:anchor-type="paragraph" svg:x="0.829cm" svg:y="0.148cm" svg:width="13.339cm" svg:height="3.427cm" draw:z-index="11"><draw:text-box><text:p text:style-name="P13">program Hello;</text:p><text:p text:style-name="P13"/><text:p text:style-name="P13">begin</text:p><text:p text:style-name="P13"><text:s text:c="3"/></text:p><text:p text:style-name="P13"><text:s text:c="4"/>Writeln('Hola Mundo!!!');</text:p><text:p text:style-name="P13"/><text:p text:style-name="P13">end.</text:p><text:p text:style-name="Standard"/></draw:text-box></draw:frame></text:p>
      <text:p text:style-name="P14">Para compilar el archivo escriba:</text:p>
      <text:p text:style-name="P14"><text:tab/><text:tab/><text:tab/></text:p>
      <text:p text:style-name="P14"><text:tab/><text:tab/><text:tab/><text:tab/><text:span text:style-name="T3">fpc prog01.pp</text:span></text:p>
      <text:p text:style-name="P14"/>
      <text:p text:style-name="P14">O si está usando el IDE presione la combinación de teclas ALT+F9.</text:p>
      <text:p text:style-name="P14"/>
      <text:p text:style-name="P14">En unos instantes, si todo ha ido bien durante la compilación y el enlazado, obtendrá un archivo ejecutable con el nombre <text:span text:style-name="T3">prog01</text:span>. Si lo ejecuta obtendrá la salida : Hola Mundo!!! En caso que hubiera obtenido el error de Comando o nombre de archivo incorrecto revise que el directorio donde está alojado el compilador de freepascal se encuentre incluído en la variable PATH.</text:p>
      <text:p text:style-name="P15"/>
      <text:p text:style-name="P16">** Respecto de qué editor de texto utilizar, podemos emplear cualquier editor de texto (en modo texto o en modo gráfico) que permita guardar los archivos en formato texto ascii. Es recomendable emplear algún editor con el cual usted se sienta cómodo y que incorpore funciones de resaltado de sintaxis.</text:p>
      <text:p text:style-name="P16"><text:span text:style-name="T8">Mi recomendación sería:</text:span> para editar en modo texto <text:span text:style-name="T1">mcedit</text:span> (el editor del <text:span text:style-name="T9">Midnight</text:span> <text:span text:style-name="T9">Commander</text:span>) y para editar en modo gráfico: <text:span text:style-name="T1">Kate</text:span> o <text:span text:style-name="T1">Kwrite</text:span> (Parte de KDE).</text:p>
      <text:p text:style-name="P16">Otra posibilidad sería emplear Kdevelop que es el entorno integrado de desarrollo (IDE) de KDE y que permite desarrollar proyectos en gran cantidad de lenguajes (incluído pascal).</text:p>
      <text:p text:style-name="P15"/>
      <text:p text:style-name="P15">Para ejecutar el programa recíen compilado escriba:</text:p>
      <text:p text:style-name="P14"><text:tab/><text:tab/><text:tab/></text:p>
      <text:p text:style-name="P14"><text:tab/><text:tab/><text:tab/><text:tab/><text:span text:style-name="T3">./prog01</text:span></text:p>
      <text:p text:style-name="P14"/>
      <text:p text:style-name="P14">Hace falta el <text:span text:style-name="T3">./</text:span> debido a que GNU/Linux no incluye el directorio actual en el PATH.</text:p>
      <text:p text:style-name="P15">En caso de estar usando el IDE puede ejecutar el programa con las<text:span text:style-name="T10"> teclas CTRL+F9.</text:span></text:p>
      <text:p text:style-name="P17"/>
      <text:p text:style-name="P18">Compilando unos ejemplos (Repaso de lenguaje Pascal)</text:p>
      <text:p text:style-name="P10"/>
      <text:p text:style-name="P19">Escriba el siguiente programa y nómbrelo “<text:span text:style-name="T1">prog02.pp</text:span>” y compílelo y ejecútelo.</text:p>
      <text:p text:style-name="P20"><draw:frame draw:style-name="fr1" draw:name="Marco4" text:anchor-type="paragraph" svg:x="0.614cm" svg:y="0.265cm" svg:width="13.771cm" svg:height="4.962cm" draw:z-index="0"><draw:text-box><text:p text:style-name="P13">program Calcular_Area_del_triangulo;</text:p><text:p text:style-name="P13"/><text:p text:style-name="P13">var <text:s text:c="2"/></text:p><text:p text:style-name="P13"><text:s text:c="3"/>base, altura, area : real; </text:p><text:p text:style-name="P13"/><text:p text:style-name="P13">begin</text:p><text:p text:style-name="P13"><text:s text:c="3"/>base := 2.4;</text:p><text:p text:style-name="P13"><text:s text:c="3"/>altura := 5.3;</text:p><text:p text:style-name="P13"><text:s text:c="3"/>area := 0.5*base*altura;</text:p><text:p text:style-name="P13"><text:s text:c="3"/>Writeln(area);</text:p><text:p text:style-name="P13">end.</text:p><text:p text:style-name="Standard"/></draw:text-box></draw:frame></text:p>
      <text:p text:style-name="P21">Escriba el siguiente programa y nómbrelo “<text:span text:style-name="T1">prog03.pp</text:span>” y compílelo y ejecútelo.</text:p>
      <text:p text:style-name="P20"><draw:frame draw:style-name="fr1" draw:name="Marco5" text:anchor-type="paragraph" svg:x="0.614cm" svg:y="0.265cm" svg:width="13.771cm" svg:height="6.332cm" draw:z-index="1"><draw:text-box><text:p text:style-name="P22">program Calcular_R_a_la_N;</text:p><text:p text:style-name="P22"/><text:p text:style-name="P22">uses Math;</text:p><text:p text:style-name="P22"/><text:p text:style-name="P22">var</text:p><text:p text:style-name="P22"><text:s text:c="3"/>r, n : Integer;</text:p><text:p text:style-name="P22"/><text:p text:style-name="P22">begin</text:p><text:p text:style-name="P22"><text:s text:c="3"/>Write('R: ');</text:p><text:p text:style-name="P22"><text:s text:c="3"/>Readln(r);</text:p><text:p text:style-name="P22"><text:s text:c="3"/>Write('N: ');</text:p><text:p text:style-name="P22"><text:s text:c="3"/>Readln(n);</text:p><text:p text:style-name="P22"><text:s text:c="3"/>Write('Resultado: ');</text:p><text:p text:style-name="P22"><text:s text:c="3"/>Writeln(r**n);</text:p><text:p text:style-name="P22">end.</text:p><text:p text:style-name="Standard"/></draw:text-box></draw:frame></text:p>
      <text:p text:style-name="P21">Escriba el siguiente programa y nómbrelo “<text:span text:style-name="T1">prog04.pp</text:span>” y compílelo y ejecútelo.</text:p>
      <text:p text:style-name="P20"><draw:frame draw:style-name="fr2" draw:name="Marco1" text:anchor-type="paragraph" svg:y="0.265cm" svg:width="13.839cm" svg:height="6.359cm" draw:z-index="4"><draw:text-box><text:p text:style-name="P13">program Calcular_R_a_la_N;</text:p><text:p text:style-name="P13"><text:s/>{ Este comentario está hecho con llaves }</text:p><text:p text:style-name="P13">uses Math;</text:p><text:p text:style-name="P13">var</text:p><text:p text:style-name="P13"><text:s text:c="3"/>r, n : Integer;</text:p><text:p text:style-name="P13"><text:s/>(* Este, en cambio, emplea la notación antigua de Pascal *)</text:p><text:p text:style-name="P13">begin</text:p><text:p text:style-name="P13"><text:s text:c="3"/>Write('R: '); // Desde las 2 barras hasta el final de linea es un comentario</text:p><text:p text:style-name="P13"><text:s text:c="3"/>Readln(r);</text:p><text:p text:style-name="P13"><text:s text:c="3"/>Write('N: ');</text:p><text:p text:style-name="P13"><text:s text:c="3"/>Readln(n);</text:p><text:p text:style-name="P13"><text:s text:c="3"/>Write('Resultado: ');</text:p><text:p text:style-name="P13"><text:s text:c="3"/>Writeln(r**n);</text:p><text:p text:style-name="P13">end.</text:p></draw:text-box></draw:frame></text:p>
      <text:p text:style-name="P21"/>
      <text:p text:style-name="P23">Escriba el siguiente programa y nómbrelo “<text:span text:style-name="T1">prog05.pp</text:span>” y compílelo y ejecútelo.</text:p>
      <text:p text:style-name="P20"><draw:frame draw:style-name="fr2" draw:name="Marco7" text:anchor-type="paragraph" svg:y="0.265cm" svg:width="13.783cm" svg:height="7.571cm" draw:z-index="6"><draw:text-box><text:p text:style-name="P13">program Calcular_n_potencias;</text:p><text:p text:style-name="P13"/><text:p text:style-name="P13">uses Math;</text:p><text:p text:style-name="P13"/><text:p text:style-name="P13">var</text:p><text:p text:style-name="P13"><text:s text:c="2"/>r, n : Integer;</text:p><text:p text:style-name="P13"/><text:p text:style-name="P13">begin</text:p><text:p text:style-name="P13"><text:s text:c="2"/>Write('R: ');</text:p><text:p text:style-name="P13"><text:s text:c="2"/>Readln(r);</text:p><text:p text:style-name="P13">if r &gt; 1 then</text:p><text:p text:style-name="P13"><text:s text:c="3"/>begin</text:p><text:p text:style-name="P13"><text:s text:c="4"/>Write('N: ');</text:p><text:p text:style-name="P13"><text:s text:c="4"/>Readln(n);</text:p><text:p text:style-name="P13"><text:s text:c="4"/>Write('Resultado: ');</text:p><text:p text:style-name="P13"><text:s text:c="4"/>Writeln((r**n-1) div (r-1));</text:p><text:p text:style-name="P13"><text:s text:c="3"/>end;</text:p><text:p text:style-name="P13">end.</text:p></draw:text-box></draw:frame></text:p>
      <text:p text:style-name="P21">Escriba el siguiente programa y nómbrelo “<text:span text:style-name="T1">prog06.pp</text:span>” y compílelo y ejecútelo.</text:p>
      <text:p text:style-name="P20"><draw:frame draw:style-name="fr2" draw:name="Marco2" text:anchor-type="paragraph" svg:y="0.265cm" svg:width="14.317cm" svg:height="9.163cm" draw:z-index="5"><draw:text-box><text:p text:style-name="P13">program Calcular_n_potencias;</text:p><text:p text:style-name="P13"/><text:p text:style-name="P13">uses Math;</text:p><text:p text:style-name="P13"/><text:p text:style-name="P13">var</text:p><text:p text:style-name="P13"><text:s text:c="2"/>r, n : Integer;</text:p><text:p text:style-name="P13"/><text:p text:style-name="P13">begin</text:p><text:p text:style-name="P13"><text:s text:c="2"/>Write('R: ');</text:p><text:p text:style-name="P13"><text:s text:c="2"/>Readln(r);</text:p><text:p text:style-name="P13">if r &gt; 1 then</text:p><text:p text:style-name="P13"><text:s text:c="3"/>begin</text:p><text:p text:style-name="P13"><text:s text:c="4"/>Write('N: ');</text:p><text:p text:style-name="P13"><text:s text:c="4"/>Readln(n);</text:p><text:p text:style-name="P13"><text:s text:c="4"/>Write('Resultado: ');</text:p><text:p text:style-name="P13"><text:s text:c="4"/>Writeln((r**n-1) div (r-1));</text:p><text:p text:style-name="P13"><text:s text:c="3"/>end</text:p><text:p text:style-name="P13">else</text:p><text:p text:style-name="P13"><text:s text:c="3"/>begin</text:p><text:p text:style-name="P13"><text:s text:c="4"/>Writeln('R tiene que ser un valor superior a 1');</text:p><text:p text:style-name="P13"><text:s text:c="3"/>end;</text:p><text:p text:style-name="P13">end.</text:p></draw:text-box></draw:frame></text:p>
      <text:p text:style-name="P21"/>
      <text:p text:style-name="P23">Escriba el siguiente programa y nómbrelo “<text:span text:style-name="T1">prog07.pp</text:span>” y compílelo y ejecútelo.</text:p>
      <text:p text:style-name="Standard"><draw:frame draw:style-name="fr2" draw:name="Marco6" text:anchor-type="paragraph" svg:y="0.265cm" svg:width="14.295cm" svg:height="12.323cm" draw:z-index="2"><draw:text-box><text:p text:style-name="P13">program Calcular_n_potencias;</text:p><text:p text:style-name="P13"/><text:p text:style-name="P13">uses Math;</text:p><text:p text:style-name="P13"/><text:p text:style-name="P13">var</text:p><text:p text:style-name="P13"><text:s text:c="2"/>r, n, i, suma : Integer;</text:p><text:p text:style-name="P13"/><text:p text:style-name="P13">begin</text:p><text:p text:style-name="P13"><text:s text:c="2"/>Write('R: ');</text:p><text:p text:style-name="P13"><text:s text:c="2"/>Readln(r);</text:p><text:p text:style-name="P13"><text:s text:c="2"/>if r &gt; 1 then</text:p><text:p text:style-name="P13"><text:s text:c="5"/>begin</text:p><text:p text:style-name="P13"><text:s text:c="6"/>Write('N: ');</text:p><text:p text:style-name="P13"><text:s text:c="6"/>Readln(n);</text:p><text:p text:style-name="P13"><text:s text:c="6"/>Write('Resultado: ');</text:p><text:p text:style-name="P13"><text:s text:c="6"/>Writeln((r**n-1) div (r-1));</text:p><text:p text:style-name="P13"><text:s text:c="6"/>// Método mecánico</text:p><text:p text:style-name="P13"><text:s text:c="6"/>suma := 0;</text:p><text:p text:style-name="P13"><text:s text:c="6"/>for i := 0 to n-1 do</text:p><text:p text:style-name="P13"><text:s text:c="10"/>begin</text:p><text:p text:style-name="P13"><text:s text:c="11"/>suma := suma + r**i;</text:p><text:p text:style-name="P13"><text:s text:c="10"/>end;</text:p><text:p text:style-name="P13"><text:s text:c="6"/>Write('Resultado Mecánico: ');</text:p><text:p text:style-name="P13"><text:s text:c="6"/>Writeln(suma);</text:p><text:p text:style-name="P13"><text:s text:c="5"/>end</text:p><text:p text:style-name="P13"><text:s text:c="2"/>else</text:p><text:p text:style-name="P13"><text:s text:c="5"/>begin</text:p><text:p text:style-name="P13"><text:s text:c="6"/>Writeln('R tiene que ser un valor mayor que 1');</text:p><text:p text:style-name="P13"><text:s text:c="5"/>end;</text:p><text:p text:style-name="P13">end.</text:p></draw:text-box></draw:frame></text:p>
      <text:p text:style-name="P21">Escriba el siguiente programa y nómbrelo “<text:span text:style-name="T1">prog08.pp</text:span>” y compílelo y ejecútelo.</text:p>
      <text:p text:style-name="Standard"><draw:frame draw:style-name="fr1" draw:name="Marco8" text:anchor-type="paragraph" svg:x="0.351cm" svg:y="0.272cm" svg:width="14.295cm" svg:height="5.957cm" draw:z-index="3"><draw:text-box><text:p text:style-name="P13">program Prueba_Mientras;</text:p><text:p text:style-name="P13"/><text:p text:style-name="P13">var</text:p><text:p text:style-name="P13"><text:s text:c="2"/>cadena : string;</text:p><text:p text:style-name="P13"/><text:p text:style-name="P13">begin</text:p><text:p text:style-name="P13"><text:s text:c="2"/>cadena := ''; // Una cadena vacía</text:p><text:p text:style-name="P13"><text:s text:c="2"/>while cadena &lt;&gt; '.' do</text:p><text:p text:style-name="P13"><text:s text:c="8"/>begin</text:p><text:p text:style-name="P13"><text:s text:c="9"/>Write('Escriba algo (Un punto para terminar) : ');</text:p><text:p text:style-name="P13"><text:s text:c="9"/>Readln(cadena);</text:p><text:p text:style-name="P13"><text:s text:c="8"/>end;</text:p><text:p text:style-name="P13"><text:s text:c="2"/>Writeln('Fin del programa');</text:p><text:p text:style-name="P13">end.</text:p></draw:text-box></draw:frame></text:p>
      <text:p text:style-name="P21"/>
      <text:p text:style-name="P23">Escriba el siguiente programa y nómbrelo “<text:span text:style-name="T1">prog09.pp</text:span>” y compílelo y ejecútelo.</text:p>
      <text:p text:style-name="Standard"><draw:frame draw:style-name="fr1" draw:name="Marco9" text:anchor-type="paragraph" svg:x="0.351cm" svg:y="0.272cm" svg:width="14.295cm" svg:height="4.927cm" draw:z-index="7"><draw:text-box><text:p text:style-name="P13">program Prueba_Repetir;</text:p><text:p text:style-name="P13"/><text:p text:style-name="P13">var</text:p><text:p text:style-name="P13"><text:s text:c="2"/>nombre : string;</text:p><text:p text:style-name="P13"/><text:p text:style-name="P13">begin</text:p><text:p text:style-name="P13"><text:s text:c="2"/>repeat</text:p><text:p text:style-name="P13"><text:s text:c="4"/>Write('Escriba su nombre: ');</text:p><text:p text:style-name="P13"><text:s text:c="4"/>Readln(nombre);</text:p><text:p text:style-name="P13"><text:s text:c="2"/>until nombre&lt;&gt;'';</text:p><text:p text:style-name="P13">end.</text:p></draw:text-box></draw:frame></text:p>
      <text:p text:style-name="P21">Escriba el siguiente programa y nómbrelo “<text:span text:style-name="T1">prog10.pp</text:span>” y compílelo y ejecútelo.</text:p>
      <text:p text:style-name="Standard"><draw:frame draw:style-name="fr1" draw:name="Marco10" text:anchor-type="paragraph" svg:x="0.351cm" svg:y="0.272cm" svg:width="14.295cm" svg:height="14.499cm" draw:z-index="8"><draw:text-box><text:p text:style-name="P13">program Dias_Semana;</text:p><text:p text:style-name="P13"/><text:p text:style-name="P13">var</text:p><text:p text:style-name="P13"><text:s text:c="2"/>diasemana : Integer;</text:p><text:p text:style-name="P13"/><text:p text:style-name="P13">begin</text:p><text:p text:style-name="P13"><text:s text:c="2"/>Write('Introduzca el día de la semana: ');</text:p><text:p text:style-name="P13"><text:s text:c="2"/>Readln(diasemana);</text:p><text:p text:style-name="P13"><text:s text:c="2"/>case diasemana of</text:p><text:p text:style-name="P13"><text:s text:c="4"/>1 : begin</text:p><text:p text:style-name="P13"><text:s text:c="10"/>Writeln('Lunes');</text:p><text:p text:style-name="P13"><text:s text:c="8"/>end;</text:p><text:p text:style-name="P13"><text:s text:c="4"/>2 : begin</text:p><text:p text:style-name="P13"><text:s text:c="10"/>Writeln('Martes');</text:p><text:p text:style-name="P13"><text:s text:c="8"/>end;</text:p><text:p text:style-name="P13"><text:s text:c="4"/>3 : begin</text:p><text:p text:style-name="P13"><text:s text:c="10"/>Writeln('Miercoles');</text:p><text:p text:style-name="P13"><text:s text:c="8"/>end;</text:p><text:p text:style-name="P13"><text:s text:c="4"/>4 : begin</text:p><text:p text:style-name="P13"><text:s text:c="10"/>Writeln('Jueves');</text:p><text:p text:style-name="P13"><text:s text:c="8"/>end;</text:p><text:p text:style-name="P13"><text:s text:c="4"/>5 : begin</text:p><text:p text:style-name="P13"><text:s text:c="10"/>Writeln('Viernes');</text:p><text:p text:style-name="P13"><text:s text:c="8"/>end;</text:p><text:p text:style-name="P13"><text:s text:c="4"/>6 : begin</text:p><text:p text:style-name="P13"><text:s text:c="10"/>Writeln('Sábado');</text:p><text:p text:style-name="P13"><text:s text:c="8"/>end;</text:p><text:p text:style-name="P13"><text:s text:c="4"/>7 : begin</text:p><text:p text:style-name="P13"><text:s text:c="10"/>Writeln('Domingo');</text:p><text:p text:style-name="P13"><text:s text:c="8"/>end;</text:p><text:p text:style-name="P13"><text:s text:c="4"/>else</text:p><text:p text:style-name="P13"><text:s text:c="8"/>begin</text:p><text:p text:style-name="P13"><text:s text:c="10"/>Writeln('Número no válido');</text:p><text:p text:style-name="P13"><text:s text:c="8"/>end;</text:p><text:p text:style-name="P13"><text:s text:c="2"/>end;</text:p><text:p text:style-name="P13">end.</text:p></draw:text-box></draw:frame></text:p>
      <text:p text:style-name="P21"/>
      <text:p text:style-name="P23">Escriba el siguiente programa y nómbrelo “<text:span text:style-name="T1">prog11.pp</text:span>” y compílelo y ejecútelo.</text:p>
      <text:p text:style-name="Standard"><draw:frame draw:style-name="fr1" draw:name="Marco11" text:anchor-type="paragraph" svg:x="0.351cm" svg:y="0.272cm" svg:width="14.295cm" svg:height="9.172cm" draw:z-index="9"><draw:text-box><text:p text:style-name="P13">program Funciones;</text:p><text:p text:style-name="P13"/><text:p text:style-name="P13">var</text:p><text:p text:style-name="P13"><text:s text:c="2"/>n, m : integer;</text:p><text:p text:style-name="P13"/><text:p text:style-name="P13">function max(a, b : integer) : integer;</text:p><text:p text:style-name="P13"><text:s text:c="2"/>begin</text:p><text:p text:style-name="P13"><text:s text:c="4"/>if a &gt;= b then</text:p><text:p text:style-name="P13"><text:s text:c="7"/>begin</text:p><text:p text:style-name="P13"><text:s text:c="9"/>max := a</text:p><text:p text:style-name="P13"><text:s text:c="7"/>end</text:p><text:p text:style-name="P13"><text:s text:c="4"/>else</text:p><text:p text:style-name="P13"><text:s text:c="7"/>begin</text:p><text:p text:style-name="P13"><text:s text:c="9"/>max := b;</text:p><text:p text:style-name="P13"><text:s text:c="7"/>end;</text:p><text:p text:style-name="P13"><text:s text:c="2"/>end;</text:p><text:p text:style-name="P13"/><text:p text:style-name="P13">begin</text:p><text:p text:style-name="P13"><text:s text:c="2"/>Write('Introduzca el valor entero M: '); readln(m);</text:p><text:p text:style-name="P13"><text:s text:c="2"/>Write('Introduzca el valor entero N: '); readln(n);</text:p><text:p text:style-name="P13"><text:s text:c="2"/>Writeln('El máximo entre ', M, ' y ', N, ' es ', max(m, n));</text:p><text:p text:style-name="P13">end.</text:p></draw:text-box></draw:frame></text:p>
      <text:p text:style-name="P21">Escriba el siguiente programa y nómbrelo “<text:span text:style-name="T1">prog12.pp</text:span>” y compílelo.</text:p>
      <text:p text:style-name="Standard"><draw:frame draw:style-name="fr1" draw:name="Marco12" text:anchor-type="paragraph" svg:x="0.351cm" svg:y="0.272cm" svg:width="14.295cm" svg:height="10.052cm" draw:z-index="10"><draw:text-box><text:p text:style-name="P13">program Variables;</text:p><text:p text:style-name="P13"/><text:p text:style-name="P13">var</text:p><text:p text:style-name="P13"><text:s text:c="2"/>a : integer;</text:p><text:p text:style-name="P13"/><text:p text:style-name="P13">procedure Asignar;</text:p><text:p text:style-name="P13"><text:s text:c="2"/>var</text:p><text:p text:style-name="P13"><text:s text:c="4"/>b, c : integer;</text:p><text:p text:style-name="P13"><text:s text:c="2"/>begin</text:p><text:p text:style-name="P13"><text:s text:c="4"/>a := 15;</text:p><text:p text:style-name="P13"><text:s text:c="4"/>b := 10;</text:p><text:p text:style-name="P13"><text:s text:c="4"/>c := b;</text:p><text:p text:style-name="P13"><text:s text:c="4"/>d := b;</text:p><text:p text:style-name="P13"><text:s text:c="2"/>end;</text:p><text:p text:style-name="P13"/><text:p text:style-name="P13">var</text:p><text:p text:style-name="P13"><text:s text:c="2"/>b, d : integer; </text:p><text:p text:style-name="P13"/><text:p text:style-name="P13">begin</text:p><text:p text:style-name="P13"><text:s text:c="2"/>a := 10;</text:p><text:p text:style-name="P13"><text:s text:c="2"/>b := 5;</text:p><text:p text:style-name="P13"><text:s text:c="2"/>Asignar;</text:p><text:p text:style-name="P13"><text:s text:c="2"/>c := 4;</text:p><text:p text:style-name="P13">end.</text:p></draw:text-box></draw:frame></text:p>
      <text:p text:style-name="P24">Por qué se producen los errores? Corrija el programa compílelo y ejecútelo <text:s/>para verificar que funciona correct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 fo:font-size="11pt" style:font-size-asian="11pt" style:font-name-complex="Arial"/>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 fo:font-size="10pt" fo:language="es" fo:country="AR" fo:font-weight="bold"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 fo:language="es" fo:country="ES" fo:font-weight="bold" style:font-weight-asian="bold" style:font-size-complex="10pt"/>
    </style:style>
    <style:style style:name="Heading_20_4" style:display-name="Heading 4" style:family="paragraph" style:parent-style-name="Standard" style:next-style-name="Standard" style:class="text">
      <style:paragraph-properties fo:keep-with-next="always"/>
      <style:text-properties style:font-name="Arial" fo:font-size="11pt" fo:font-weight="bold" style:font-size-asian="11pt" style:font-weight-asian="bold" style:font-name-complex="Arial"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 fo:font-size="11pt" fo:font-weight="bold" style:font-size-asian="11pt" style:font-weight-asian="bold" style:font-name-complex="Arial" style:font-size-complex="2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WW-Epígrafe" style:family="paragraph" style:parent-style-name="Standard" style:next-style-name="Standard">
      <style:paragraph-properties fo:text-align="center" style:justify-single-word="false"/>
      <style:text-properties style:font-name="Arial" fo:font-weight="bold" style:font-weight-asian="bold" style:font-name-complex="Arial"/>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 style:font-name-complex="Arial"/>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 style:font-name-complex="Arial"/>
    </style:style>
    <style:style style:name="WW-Normal_20__28_Web_29_" style:display-name="WW-Normal (Web)" style:family="paragraph" style:parent-style-name="Standard">
      <style:paragraph-properties fo:margin-top="0.494cm" fo:margin-bottom="0.494cm"/>
    </style:style>
    <style:style style:name="WW-Texto_20_independiente_20_2" style:display-name="WW-Texto independiente 2" style:family="paragraph" style:parent-style-name="Standard">
      <style:paragraph-properties fo:text-align="justify" style:justify-single-word="false"/>
      <style:text-properties style:font-name="Arial" fo:font-size="11pt" style:font-size-asian="11pt" style:font-name-complex="Arial"/>
    </style:style>
    <style:style style:name="WW-Texto_20_independiente_20_3" style:display-name="WW-Texto independiente 3" style:family="paragraph" style:parent-style-name="Standard">
      <style:paragraph-properties fo:text-align="justify" style:justify-single-word="false"/>
      <style:text-properties fo:color="#000000" style:font-name="Arial" fo:font-size="11pt" style:font-size-asian="11pt" style:font-name-complex="Arial"/>
    </style:style>
    <style:style style:name="Footnote_20_Symbol" style:display-name="Footnote Symbol" style:family="text"/>
    <style:style style:name="Page_20_Number" style:display-name="Page Number" style:family="text" style:parent-style-name="WW-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 fo:font-size="11pt" style:font-size-asian="11pt"/>
    </style:style>
    <style:style style:name="WW8Num11z2" style:family="text">
      <style:text-properties style:font-name="Wingdings"/>
    </style:style>
    <style:style style:name="WW8Num11z4" style:family="text">
      <style:text-properties style:font-name="Courier New"/>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Courier New" fo:font-size="11pt" style:font-size-asian="11pt"/>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Courier New" fo:font-size="11pt" style:font-size-asian="11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3z0" style:family="text">
      <style:text-properties fo:color="#000000"/>
    </style:style>
    <style:style style:name="WW8Num24z0"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Verdana" style:font-name-asian="Times New Roman" style:font-name-complex="Times New Roman"/>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43z0" style:family="text">
      <style:text-properties style:font-name="Courier New" fo:font-size="11pt" style:font-size-asian="11pt"/>
    </style:style>
    <style:style style:name="WW8Num43z1" style:family="text">
      <style:text-properties style:font-name="Courier New"/>
    </style:style>
    <style:style style:name="WW8Num43z2" style:family="text">
      <style:text-properties style:font-name="Wingdings"/>
    </style:style>
    <style:style style:name="WW8Num43z3" style:family="text">
      <style:text-properties style:font-name="Symbol"/>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Courier New" fo:font-size="11pt" style:font-size-asian="11pt"/>
    </style:style>
    <style:style style:name="WW8Num59z1" style:family="text">
      <style:text-properties style:font-name="Courier New"/>
    </style:style>
    <style:style style:name="WW8Num59z2" style:family="text">
      <style:text-properties style:font-name="Wingdings"/>
    </style:style>
    <style:style style:name="WW8Num59z3" style:family="text">
      <style:text-properties style:font-name="Symbol"/>
    </style:style>
    <style:style style:name="WW8Num61z0" style:family="text">
      <style:text-properties style:font-name="Symbol"/>
    </style:style>
    <style:style style:name="WW8Num61z1" style:family="text">
      <style:text-properties style:font-name="Courier New" style:font-name-complex="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4z0" style:family="text">
      <style:text-properties style:font-name="Symbol"/>
    </style:style>
    <style:style style:name="WW8Num64z1" style:family="text">
      <style:text-properties style:font-name="Courier New"/>
    </style:style>
    <style:style style:name="WW8Num64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5z1" style:family="text">
      <style:text-properties style:font-name="Courier New"/>
    </style:style>
    <style:style style:name="WW8Num75z2" style:family="text">
      <style:text-properties style:font-name="Wingdings"/>
    </style:style>
    <style:style style:name="WW8Num75z3" style:family="text">
      <style:text-properties style:font-name="Symbol"/>
    </style:style>
    <style:style style:name="WW8Num81z0" style:family="text">
      <style:text-properties style:font-name="Courier New" fo:font-size="11pt" style:font-size-asian="11pt"/>
    </style:style>
    <style:style style:name="WW8Num81z1" style:family="text">
      <style:text-properties style:font-name="Courier New"/>
    </style:style>
    <style:style style:name="WW8Num81z2" style:family="text">
      <style:text-properties style:font-name="Wingdings"/>
    </style:style>
    <style:style style:name="WW8Num81z3" style:family="text">
      <style:text-properties style:font-name="Symbol"/>
    </style:style>
    <style:style style:name="WW8Num87z0" style:family="text">
      <style:text-properties style:font-name="Symbol"/>
    </style:style>
    <style:style style:name="WW8Num87z1" style:family="text">
      <style:text-properties style:font-name="Courier New"/>
    </style:style>
    <style:style style:name="WW8Num87z2" style:family="text">
      <style:text-properties style:font-name="Wingdings"/>
    </style:style>
    <style:style style:name="WW8Num96z0" style:family="text">
      <style:text-properties style:font-name="Courier New" fo:font-size="11pt" style:font-size-asian="11pt"/>
    </style:style>
    <style:style style:name="WW8Num96z1" style:family="text">
      <style:text-properties style:font-name="Courier New"/>
    </style:style>
    <style:style style:name="WW8Num96z2" style:family="text">
      <style:text-properties style:font-name="Wingdings"/>
    </style:style>
    <style:style style:name="WW8Num96z3" style:family="text">
      <style:text-properties style:font-name="Symbol"/>
    </style:style>
    <style:style style:name="WW8Num97z1" style:family="text">
      <style:text-properties style:font-name="Symbol"/>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3z0" style:family="text">
      <style:text-properties fo:color="#000000"/>
    </style:style>
    <style:style style:name="WW8Num105z0" style:family="text">
      <style:text-properties style:font-name="Symbol"/>
    </style:style>
    <style:style style:name="WW8Num105z1" style:family="text">
      <style:text-properties style:font-name="Courier New" style:font-name-complex="Courier New"/>
    </style:style>
    <style:style style:name="WW8Num105z2" style:family="text">
      <style:text-properties style:font-name="Wingdings"/>
    </style:style>
    <style:style style:name="WW8Num109z1" style:family="text">
      <style:text-properties style:font-name="Courier New"/>
    </style:style>
    <style:style style:name="WW8Num109z2" style:family="text">
      <style:text-properties style:font-name="Wingdings"/>
    </style:style>
    <style:style style:name="WW8Num109z3" style:family="text">
      <style:text-properties style:font-name="Symbol"/>
    </style:style>
    <style:style style:name="WW8Num110z0" style:family="text">
      <style:text-properties style:font-name="Courier New" fo:font-size="11pt" style:font-size-asian="11pt"/>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2z0" style:family="text">
      <style:text-properties style:font-name="Courier New" fo:font-size="11pt" style:font-size-asian="11pt"/>
    </style:style>
    <style:style style:name="WW8Num112z1" style:family="text">
      <style:text-properties style:font-name="Courier New"/>
    </style:style>
    <style:style style:name="WW8Num112z2" style:family="text">
      <style:text-properties style:font-name="Wingdings"/>
    </style:style>
    <style:style style:name="WW8Num112z3" style:family="text">
      <style:text-properties style:font-name="Symbol"/>
    </style:style>
    <style:style style:name="WW8Num113z0" style:family="text">
      <style:text-properties style:font-name="Times New Roman" style:font-name-asian="Times New Roman" style:font-name-complex="Times New Roman"/>
    </style:style>
    <style:style style:name="WW8Num113z1" style:family="text">
      <style:text-properties style:font-name="Courier New" style:font-name-complex="Times New Roman"/>
    </style:style>
    <style:style style:name="WW8Num114z0" style:family="text">
      <style:text-properties style:font-name="Symbol"/>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8z0" style:family="text">
      <style:text-properties style:font-name="Courier New" fo:font-size="11pt" style:font-size-asian="11pt"/>
    </style:style>
    <style:style style:name="WW8Num118z1" style:family="text">
      <style:text-properties style:font-name="Courier New"/>
    </style:style>
    <style:style style:name="WW8Num118z2" style:family="text">
      <style:text-properties style:font-name="Wingdings"/>
    </style:style>
    <style:style style:name="WW8Num118z3" style:family="text">
      <style:text-properties style:font-name="Symbol"/>
    </style:style>
    <style:style style:name="WW8Num119z0" style:family="text">
      <style:text-properties style:font-name="Symbol"/>
    </style:style>
    <style:style style:name="WW8Num119z1" style:family="text">
      <style:text-properties style:font-name="Courier New" style:font-name-complex="Courier New"/>
    </style:style>
    <style:style style:name="WW8Num119z2" style:family="text">
      <style:text-properties style:font-name="Wingdings"/>
    </style:style>
    <style:style style:name="WW8Num120z0" style:family="text">
      <style:text-properties style:font-name="Symbol"/>
    </style:style>
    <style:style style:name="WW8Num120z1" style:family="text">
      <style:text-properties style:font-name="Courier New"/>
    </style:style>
    <style:style style:name="WW8Num120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3z0" style:family="text">
      <style:text-properties style:font-name="Symbol"/>
    </style:style>
    <style:style style:name="WW8Num123z1" style:family="text">
      <style:text-properties style:font-name="Courier New"/>
    </style:style>
    <style:style style:name="WW8Num123z2" style:family="text">
      <style:text-properties style:font-name="Wingdings"/>
    </style:style>
    <style:style style:name="WW8Num124z0" style:family="text">
      <style:text-properties style:font-name="Verdana" style:font-name-asian="Times New Roman" style:font-name-complex="Times New Roman"/>
    </style:style>
    <style:style style:name="WW8Num124z1" style:family="text">
      <style:text-properties style:font-name="Courier New"/>
    </style:style>
    <style:style style:name="WW8Num124z2" style:family="text">
      <style:text-properties style:font-name="Wingdings"/>
    </style:style>
    <style:style style:name="WW8Num124z3" style:family="text">
      <style:text-properties style:font-name="Symbol"/>
    </style:style>
    <style:style style:name="WW8Num126z0" style:family="text">
      <style:text-properties style:font-name="Symbol"/>
    </style:style>
    <style:style style:name="WW8Num126z1" style:family="text">
      <style:text-properties style:font-name="Courier New" style:font-name-complex="Courier New"/>
    </style:style>
    <style:style style:name="WW8Num126z2" style:family="text">
      <style:text-properties style:font-name="Wingdings"/>
    </style:style>
    <style:style style:name="WW8Num129z0" style:family="text">
      <style:text-properties style:font-name="Courier New" fo:font-size="11pt" style:font-size-asian="11pt"/>
    </style:style>
    <style:style style:name="WW8Num129z1" style:family="text">
      <style:text-properties style:font-name="Courier New"/>
    </style:style>
    <style:style style:name="WW8Num129z2" style:family="text">
      <style:text-properties style:font-name="Wingdings"/>
    </style:style>
    <style:style style:name="WW8Num129z3" style:family="text">
      <style:text-properties style:font-name="Symbol"/>
    </style:style>
    <style:style style:name="WW8Num132z0" style:family="text">
      <style:text-properties style:font-name="Symbol"/>
    </style:style>
    <style:style style:name="WW8Num132z1" style:family="text">
      <style:text-properties style:font-name="Courier New"/>
    </style:style>
    <style:style style:name="WW8Num132z2" style:family="text">
      <style:text-properties style:font-name="Wingdings"/>
    </style:style>
    <style:style style:name="WW8Num133z0" style:family="text">
      <style:text-properties style:font-name="Symbol"/>
    </style:style>
    <style:style style:name="WW8Num133z1" style:family="text">
      <style:text-properties style:font-name="Courier New"/>
    </style:style>
    <style:style style:name="WW8Num133z2" style:family="text">
      <style:text-properties style:font-name="Wingdings"/>
    </style:style>
    <style:style style:name="WW8Num134z0" style:family="text">
      <style:text-properties style:font-name="Symbol"/>
    </style:style>
    <style:style style:name="WW8Num134z1" style:family="text">
      <style:text-properties style:font-name="Courier New" style:font-name-complex="Courier New"/>
    </style:style>
    <style:style style:name="WW8Num134z2" style:family="text">
      <style:text-properties style:font-name="Wingdings"/>
    </style:style>
    <style:style style:name="WW8Num135z0" style:family="text">
      <style:text-properties style:font-name="Verdana" style:font-name-asian="Times New Roman" style:font-name-complex="Times New Roman"/>
    </style:style>
    <style:style style:name="WW8Num135z1" style:family="text">
      <style:text-properties style:font-name="Courier New"/>
    </style:style>
    <style:style style:name="WW8Num135z2" style:family="text">
      <style:text-properties style:font-name="Wingdings"/>
    </style:style>
    <style:style style:name="WW8Num135z3" style:family="text">
      <style:text-properties style:font-name="Symbol"/>
    </style:style>
    <style:style style:name="WW8Num136z0" style:family="text">
      <style:text-properties style:font-name="Symbol"/>
    </style:style>
    <style:style style:name="WW8Num136z1" style:family="text">
      <style:text-properties style:font-name="Courier New" style:font-name-complex="Courier New"/>
    </style:style>
    <style:style style:name="WW8Num136z2" style:family="text">
      <style:text-properties style:font-name="Wingdings"/>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8z0" style:family="text">
      <style:text-properties style:font-name="Courier New" fo:font-size="11pt" style:font-size-asian="11pt"/>
    </style:style>
    <style:style style:name="WW8Num138z1" style:family="text">
      <style:text-properties style:font-name="Courier New"/>
    </style:style>
    <style:style style:name="WW8Num138z2" style:family="text">
      <style:text-properties style:font-name="Wingdings"/>
    </style:style>
    <style:style style:name="WW8Num138z3" style:family="text">
      <style:text-properties style:font-name="Symbol"/>
    </style:style>
    <style:style style:name="WW8Num139z0" style:family="text">
      <style:text-properties style:font-name="Symbol"/>
    </style:style>
    <style:style style:name="WW8Num139z1" style:family="text">
      <style:text-properties style:font-name="Courier New"/>
    </style:style>
    <style:style style:name="WW8Num139z2" style:family="text">
      <style:text-properties style:font-name="Wingdings"/>
    </style:style>
    <style:style style:name="WW8Num141z0" style:family="text">
      <style:text-properties fo:color="#000000"/>
    </style:style>
    <style:style style:name="WW8Num143z0" style:family="text">
      <style:text-properties style:font-name="Symbol"/>
    </style:style>
    <style:style style:name="WW8Num143z1" style:family="text">
      <style:text-properties style:font-name="Courier New"/>
    </style:style>
    <style:style style:name="WW8Num143z2" style:family="text">
      <style:text-properties style:font-name="Wingdings"/>
    </style:style>
    <style:style style:name="WW8Num145z0" style:family="text">
      <style:text-properties style:font-name="Verdana" style:font-name-asian="Times New Roman" style:font-name-complex="Times New Roman"/>
    </style:style>
    <style:style style:name="WW8Num145z1" style:family="text">
      <style:text-properties style:font-name="Courier New"/>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8z0" style:family="text">
      <style:text-properties style:font-name="Symbol"/>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0" style:family="text">
      <style:text-properties style:font-name="Symbol"/>
    </style:style>
    <style:style style:name="WW8Num152z1" style:family="text">
      <style:text-properties style:font-name="Arial" style:font-name-asian="Times New Roman" style:font-name-complex="Arial"/>
    </style:style>
    <style:style style:name="WW8Num152z2" style:family="text">
      <style:text-properties style:font-name="Wingdings"/>
    </style:style>
    <style:style style:name="WW8Num152z4" style:family="text">
      <style:text-properties style:font-name="Courier New"/>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55z0" style:family="text">
      <style:text-properties fo:font-weight="normal" style:font-weight-asian="normal"/>
    </style:style>
    <style:style style:name="WW8Num158z0" style:family="text">
      <style:text-properties style:font-name="Symbol"/>
    </style:style>
    <style:style style:name="WW8Num158z1" style:family="text">
      <style:text-properties style:font-name="Courier New"/>
    </style:style>
    <style:style style:name="WW8Num158z2" style:family="text">
      <style:text-properties style:font-name="Wingdings"/>
    </style:style>
    <style:style style:name="WW8Num162z0" style:family="text">
      <style:text-properties style:font-name="Symbol"/>
    </style:style>
    <style:style style:name="WW8Num162z1" style:family="text">
      <style:text-properties style:font-name="Courier New"/>
    </style:style>
    <style:style style:name="WW8Num162z2" style:family="text">
      <style:text-properties style:font-name="Wingdings"/>
    </style:style>
    <style:style style:name="WW8Num163z0" style:family="text">
      <style:text-properties fo:color="#000000"/>
    </style:style>
    <style:style style:name="WW8Num169z0" style:family="text">
      <style:text-properties style:font-name="Symbol"/>
    </style:style>
    <style:style style:name="WW8Num169z1" style:family="text">
      <style:text-properties style:font-name="Courier New"/>
    </style:style>
    <style:style style:name="WW8Num169z2" style:family="text">
      <style:text-properties style:font-name="Wingdings"/>
    </style:style>
    <style:style style:name="WW8Num171z0" style:family="text">
      <style:text-properties style:font-name="Symbol"/>
    </style:style>
    <style:style style:name="WW8Num171z1" style:family="text">
      <style:text-properties style:font-name="Courier New"/>
    </style:style>
    <style:style style:name="WW8Num171z2" style:family="text">
      <style:text-properties style:font-name="Wingdings"/>
    </style:style>
    <style:style style:name="WW8Num173z0" style:family="text">
      <style:text-properties style:font-name="Symbol"/>
    </style:style>
    <style:style style:name="WW8Num173z1" style:family="text">
      <style:text-properties style:font-name="Courier New" style:font-name-complex="Courier New"/>
    </style:style>
    <style:style style:name="WW8Num173z2" style:family="text">
      <style:text-properties style:font-name="Wingdings"/>
    </style:style>
    <style:style style:name="WW8Num175z0" style:family="text">
      <style:text-properties style:font-name="Symbol"/>
    </style:style>
    <style:style style:name="WW8Num175z1" style:family="text">
      <style:text-properties style:font-name="Courier New"/>
    </style:style>
    <style:style style:name="WW8Num175z2" style:family="text">
      <style:text-properties style:font-name="Wingdings"/>
    </style:style>
    <style:style style:name="WW8Num176z0" style:family="text">
      <style:text-properties style:font-name="Symbol"/>
    </style:style>
    <style:style style:name="WW8Num176z1" style:family="text">
      <style:text-properties style:font-name="Courier New"/>
    </style:style>
    <style:style style:name="WW8Num176z2" style:family="text">
      <style:text-properties style:font-name="Wingdings"/>
    </style:style>
    <style:style style:name="WW8Num177z0" style:family="text">
      <style:text-properties style:font-name="Symbol"/>
    </style:style>
    <style:style style:name="WW8Num177z1" style:family="text">
      <style:text-properties style:font-name="Courier New"/>
    </style:style>
    <style:style style:name="WW8Num177z2" style:family="text">
      <style:text-properties style:font-name="Wingdings"/>
    </style:style>
    <style:style style:name="WW8Num180z0" style:family="text">
      <style:text-properties style:font-name="Symbol"/>
    </style:style>
    <style:style style:name="WW8Num180z1" style:family="text">
      <style:text-properties style:font-name="Courier New"/>
    </style:style>
    <style:style style:name="WW8Num180z2" style:family="text">
      <style:text-properties style:font-name="Wingdings"/>
    </style:style>
    <style:style style:name="WW8Num181z0" style:family="text">
      <style:text-properties style:font-name="Courier New" fo:font-size="11pt" style:font-size-asian="11pt"/>
    </style:style>
    <style:style style:name="WW8Num181z1" style:family="text">
      <style:text-properties style:font-name="Courier New"/>
    </style:style>
    <style:style style:name="WW8Num181z2" style:family="text">
      <style:text-properties style:font-name="Wingdings"/>
    </style:style>
    <style:style style:name="WW8Num181z3" style:family="text">
      <style:text-properties style:font-name="Symbol"/>
    </style:style>
    <style:style style:name="WW8NumSt5z0" style:family="text">
      <style:text-properties style:font-name="Symbol"/>
    </style:style>
    <style:style style:name="WW8NumSt6z0" style:family="text">
      <style:text-properties style:font-name="Symbol"/>
    </style:style>
    <style:style style:name="WW8NumSt12z0" style:family="text">
      <style:text-properties style:font-name="Symbol"/>
    </style:style>
    <style:style style:name="WW8NumSt36z0" style:family="text">
      <style:text-properties style:font-name="Wingdings"/>
    </style:style>
    <style:style style:name="WW8NumSt45z0" style:family="text">
      <style:text-properties style:font-name="Symbol"/>
    </style:style>
    <style:style style:name="WW8NumSt48z0" style:family="text">
      <style:text-properties style:font-name="Symbol"/>
    </style:style>
    <style:style style:name="WW8NumSt51z0" style:family="text">
      <style:text-properties style:font-name="Arial"/>
    </style:style>
    <style:style style:name="WW8NumSt57z0" style:family="text">
      <style:text-properties style:font-name="Symbol"/>
    </style:style>
    <style:style style:name="WW8NumSt61z0" style:family="text">
      <style:text-properties style:font-name="Symbol"/>
    </style:style>
    <style:style style:name="WW8NumSt63z0" style:family="text">
      <style:text-properties style:font-name="Wingdings"/>
    </style:style>
    <style:style style:name="WW8NumSt76z0" style:family="text">
      <style:text-properties style:font-name="Symbol" fo:font-size="14pt" style:font-size-asian="14pt"/>
    </style:style>
    <style:style style:name="WW8NumSt80z0" style:family="text">
      <style:text-properties fo:color="#000000" style:font-name="Wingdings"/>
    </style:style>
    <style:style style:name="WW8NumSt87z0" style:family="text">
      <style:text-properties style:font-name="Symbol"/>
    </style:style>
    <style:style style:name="WW8NumSt88z0" style:family="text">
      <style:text-properties style:font-name="Symbol" fo:font-size="14pt" style:font-size-asian="14pt"/>
    </style:style>
    <style:style style:name="WW8NumSt89z0" style:family="text">
      <style:text-properties style:font-name="Symbol" fo:font-size="14pt" style:font-size-asian="14pt"/>
    </style:style>
    <style:style style:name="WW8NumSt95z0" style:family="text">
      <style:text-properties style:font-name="Symbol"/>
    </style:style>
    <style:style style:name="WW8NumSt96z0" style:family="text">
      <style:text-properties style:font-name="Symbol"/>
    </style:style>
    <style:style style:name="WW8NumSt99z0" style:family="text">
      <style:text-properties style:font-name="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1"/>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1"/>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bullet text:level="2" text:style-name="WW8Num9z1" style:num-suffix="." text:bullet-char="o">
        <style:list-level-properties text:space-before="1.27cm" text:min-label-width="0.635cm"/>
        <style:text-properties style:font-name="Courier New1"/>
      </text:list-level-style-bullet>
      <text:list-level-style-bullet text:level="3" text:style-name="WW8Num9z2" style:num-suffix="." text:bullet-char="">
        <style:list-level-properties text:space-before="2.54cm" text:min-label-width="0.635cm"/>
        <style:text-properties style:font-name="Wingdings"/>
      </text:list-level-style-bullet>
      <text:list-level-style-bullet text:level="4" text:style-name="WW8Num9z0" style:num-suffix="." text:bullet-char="">
        <style:list-level-properties text:space-before="3.81cm" text:min-label-width="0.635cm"/>
        <style:text-properties style:font-name="Symbol"/>
      </text:list-level-style-bullet>
      <text:list-level-style-bullet text:level="5" text:style-name="WW8Num9z1" style:num-suffix="." text:bullet-char="o">
        <style:list-level-properties text:space-before="5.08cm" text:min-label-width="0.635cm"/>
        <style:text-properties style:font-name="Courier New1"/>
      </text:list-level-style-bullet>
      <text:list-level-style-bullet text:level="6" text:style-name="WW8Num9z2" style:num-suffix="." text:bullet-char="">
        <style:list-level-properties text:space-before="6.35cm" text:min-label-width="0.635cm"/>
        <style:text-properties style:font-name="Wingdings"/>
      </text:list-level-style-bullet>
      <text:list-level-style-bullet text:level="7" text:style-name="WW8Num9z0" style:num-suffix="." text:bullet-char="">
        <style:list-level-properties text:space-before="7.62cm" text:min-label-width="0.635cm"/>
        <style:text-properties style:font-name="Symbol"/>
      </text:list-level-style-bullet>
      <text:list-level-style-bullet text:level="8" text:style-name="WW8Num9z1" style:num-suffix="." text:bullet-char="o">
        <style:list-level-properties text:space-before="8.89cm" text:min-label-width="0.635cm"/>
        <style:text-properties style:font-name="Courier New1"/>
      </text:list-level-style-bullet>
      <text:list-level-style-bullet text:level="9" text:style-name="WW8Num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4"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4"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o">
        <style:list-level-properties text:space-before="1.905cm" text:min-label-width="0.635cm"/>
        <style:text-properties style:font-name="Courier New1"/>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1">
        <style:list-level-properties text:space-before="3.133cm" text:min-label-width="0.635cm"/>
      </text:list-level-style-number>
      <text:list-level-style-bullet text:level="2" text:style-name="WW8Num14z1" style:num-suffix="." text:bullet-char="o">
        <style:list-level-properties text:space-before="4.403cm" text:min-label-width="0.635cm"/>
        <style:text-properties style:font-name="Courier New1"/>
      </text:list-level-style-bullet>
      <text:list-level-style-bullet text:level="3" text:style-name="WW8Num14z2" style:num-suffix="." text:bullet-char="">
        <style:list-level-properties text:space-before="5.673cm" text:min-label-width="0.635cm"/>
        <style:text-properties style:font-name="Wingdings"/>
      </text:list-level-style-bullet>
      <text:list-level-style-bullet text:level="4" text:style-name="WW8Num14z3" style:num-suffix="." text:bullet-char="">
        <style:list-level-properties text:space-before="6.943cm" text:min-label-width="0.635cm"/>
        <style:text-properties style:font-name="Symbol"/>
      </text:list-level-style-bullet>
      <text:list-level-style-bullet text:level="5" text:style-name="WW8Num14z1" style:num-suffix="." text:bullet-char="o">
        <style:list-level-properties text:space-before="8.213cm" text:min-label-width="0.635cm"/>
        <style:text-properties style:font-name="Courier New1"/>
      </text:list-level-style-bullet>
      <text:list-level-style-bullet text:level="6" text:style-name="WW8Num14z2" style:num-suffix="." text:bullet-char="">
        <style:list-level-properties text:space-before="9.483cm" text:min-label-width="0.635cm"/>
        <style:text-properties style:font-name="Wingdings"/>
      </text:list-level-style-bullet>
      <text:list-level-style-bullet text:level="7" text:style-name="WW8Num14z3" style:num-suffix="." text:bullet-char="">
        <style:list-level-properties text:space-before="10.753cm" text:min-label-width="0.635cm"/>
        <style:text-properties style:font-name="Symbol"/>
      </text:list-level-style-bullet>
      <text:list-level-style-bullet text:level="8" text:style-name="WW8Num14z1" style:num-suffix="." text:bullet-char="o">
        <style:list-level-properties text:space-before="12.023cm" text:min-label-width="0.635cm"/>
        <style:text-properties style:font-name="Courier New1"/>
      </text:list-level-style-bullet>
      <text:list-level-style-bullet text:level="9" text:style-name="WW8Num14z2" style:num-suffix="."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o">
        <style:list-level-properties text:space-before="0.635cm" text:min-label-width="0.635cm"/>
        <style:text-properties style:font-name="Courier New1"/>
      </text:list-level-style-bullet>
      <text:list-level-style-bullet text:level="2" text:style-name="WW8Num17z1" style:num-suffix="." text:bullet-char="o">
        <style:list-level-properties text:space-before="0.635cm" text:min-label-width="0.635cm"/>
        <style:text-properties style:font-name="Courier New1"/>
      </text:list-level-style-bullet>
      <text:list-level-style-bullet text:level="3" text:style-name="WW8Num17z2" style:num-suffix="." text:bullet-char="">
        <style:list-level-properties text:space-before="1.905cm" text:min-label-width="0.635cm"/>
        <style:text-properties style:font-name="Wingdings"/>
      </text:list-level-style-bullet>
      <text:list-level-style-bullet text:level="4" text:style-name="WW8Num17z3" style:num-suffix="." text:bullet-char="">
        <style:list-level-properties text:space-before="3.175cm" text:min-label-width="0.635cm"/>
        <style:text-properties style:font-name="Symbol"/>
      </text:list-level-style-bullet>
      <text:list-level-style-bullet text:level="5" text:style-name="WW8Num17z1" style:num-suffix="." text:bullet-char="o">
        <style:list-level-properties text:space-before="4.445cm" text:min-label-width="0.635cm"/>
        <style:text-properties style:font-name="Courier New1"/>
      </text:list-level-style-bullet>
      <text:list-level-style-bullet text:level="6" text:style-name="WW8Num17z2" style:num-suffix="." text:bullet-char="">
        <style:list-level-properties text:space-before="5.715cm" text:min-label-width="0.635cm"/>
        <style:text-properties style:font-name="Wingdings"/>
      </text:list-level-style-bullet>
      <text:list-level-style-bullet text:level="7" text:style-name="WW8Num17z3" style:num-suffix="." text:bullet-char="">
        <style:list-level-properties text:space-before="6.985cm" text:min-label-width="0.635cm"/>
        <style:text-properties style:font-name="Symbol"/>
      </text:list-level-style-bullet>
      <text:list-level-style-bullet text:level="8" text:style-name="WW8Num17z1" style:num-suffix="." text:bullet-char="o">
        <style:list-level-properties text:space-before="8.255cm" text:min-label-width="0.635cm"/>
        <style:text-properties style:font-name="Courier New1"/>
      </text:list-level-style-bullet>
      <text:list-level-style-bullet text:level="9" text:style-name="WW8Num17z2" style:num-suffix="."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number text:level="1" text:style-name="WW8Num23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bullet text:level="2" text:style-name="WW8Num29z1" style:num-suffix="." text:bullet-char="o">
        <style:list-level-properties text:space-before="1.27cm" text:min-label-width="0.635cm"/>
        <style:text-properties style:font-name="Courier New1"/>
      </text:list-level-style-bullet>
      <text:list-level-style-bullet text:level="3" text:style-name="WW8Num29z2" style:num-suffix="." text:bullet-char="">
        <style:list-level-properties text:space-before="2.54cm" text:min-label-width="0.635cm"/>
        <style:text-properties style:font-name="Wingdings"/>
      </text:list-level-style-bullet>
      <text:list-level-style-bullet text:level="4" text:style-name="WW8Num29z0" style:num-suffix="." text:bullet-char="">
        <style:list-level-properties text:space-before="3.81cm" text:min-label-width="0.635cm"/>
        <style:text-properties style:font-name="Symbol"/>
      </text:list-level-style-bullet>
      <text:list-level-style-bullet text:level="5" text:style-name="WW8Num29z1" style:num-suffix="." text:bullet-char="o">
        <style:list-level-properties text:space-before="5.08cm" text:min-label-width="0.635cm"/>
        <style:text-properties style:font-name="Courier New1"/>
      </text:list-level-style-bullet>
      <text:list-level-style-bullet text:level="6" text:style-name="WW8Num29z2" style:num-suffix="." text:bullet-char="">
        <style:list-level-properties text:space-before="6.35cm" text:min-label-width="0.635cm"/>
        <style:text-properties style:font-name="Wingdings"/>
      </text:list-level-style-bullet>
      <text:list-level-style-bullet text:level="7" text:style-name="WW8Num29z0" style:num-suffix="." text:bullet-char="">
        <style:list-level-properties text:space-before="7.62cm" text:min-label-width="0.635cm"/>
        <style:text-properties style:font-name="Symbol"/>
      </text:list-level-style-bullet>
      <text:list-level-style-bullet text:level="8" text:style-name="WW8Num29z1" style:num-suffix="." text:bullet-char="o">
        <style:list-level-properties text:space-before="8.89cm" text:min-label-width="0.635cm"/>
        <style:text-properties style:font-name="Courier New1"/>
      </text:list-level-style-bullet>
      <text:list-level-style-bullet text:level="9" text:style-name="WW8Num2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Verdana"/>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1.143cm" text:min-label-width="0.635cm"/>
        <style:text-properties style:font-name="Symbol"/>
      </text:list-level-style-bullet>
      <text:list-level-style-bullet text:level="2" text:style-name="WW8Num32z1" style:num-suffix="." text:bullet-char="o">
        <style:list-level-properties text:space-before="2.413cm" text:min-label-width="0.635cm"/>
        <style:text-properties style:font-name="Courier New1"/>
      </text:list-level-style-bullet>
      <text:list-level-style-bullet text:level="3" text:style-name="WW8Num32z2" style:num-suffix="." text:bullet-char="">
        <style:list-level-properties text:space-before="3.683cm" text:min-label-width="0.635cm"/>
        <style:text-properties style:font-name="Wingdings"/>
      </text:list-level-style-bullet>
      <text:list-level-style-bullet text:level="4" text:style-name="WW8Num32z0" style:num-suffix="." text:bullet-char="">
        <style:list-level-properties text:space-before="4.953cm" text:min-label-width="0.635cm"/>
        <style:text-properties style:font-name="Symbol"/>
      </text:list-level-style-bullet>
      <text:list-level-style-bullet text:level="5" text:style-name="WW8Num32z1" style:num-suffix="." text:bullet-char="o">
        <style:list-level-properties text:space-before="6.223cm" text:min-label-width="0.635cm"/>
        <style:text-properties style:font-name="Courier New1"/>
      </text:list-level-style-bullet>
      <text:list-level-style-bullet text:level="6" text:style-name="WW8Num32z2" style:num-suffix="." text:bullet-char="">
        <style:list-level-properties text:space-before="7.493cm" text:min-label-width="0.635cm"/>
        <style:text-properties style:font-name="Wingdings"/>
      </text:list-level-style-bullet>
      <text:list-level-style-bullet text:level="7" text:style-name="WW8Num32z0" style:num-suffix="." text:bullet-char="">
        <style:list-level-properties text:space-before="8.763cm" text:min-label-width="0.635cm"/>
        <style:text-properties style:font-name="Symbol"/>
      </text:list-level-style-bullet>
      <text:list-level-style-bullet text:level="8" text:style-name="WW8Num32z1" style:num-suffix="." text:bullet-char="o">
        <style:list-level-properties text:space-before="10.033cm" text:min-label-width="0.635cm"/>
        <style:text-properties style:font-name="Courier New1"/>
      </text:list-level-style-bullet>
      <text:list-level-style-bullet text:level="9" text:style-name="WW8Num32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o">
        <style:list-level-properties text:space-before="1.905cm" text:min-label-width="0.635cm"/>
        <style:text-properties style:font-name="Courier New1"/>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3" style:num-suffix="." text:bullet-char="">
        <style:list-level-properties text:space-before="4.445cm" text:min-label-width="0.635cm"/>
        <style:text-properties style:font-name="Symbol"/>
      </text:list-level-style-bullet>
      <text:list-level-style-bullet text:level="5" text:style-name="WW8Num43z1" style:num-suffix="." text:bullet-char="o">
        <style:list-level-properties text:space-before="5.715cm" text:min-label-width="0.635cm"/>
        <style:text-properties style:font-name="Courier New1"/>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3" style:num-suffix="." text:bullet-char="">
        <style:list-level-properties text:space-before="8.255cm" text:min-label-width="0.635cm"/>
        <style:text-properties style:font-name="Symbol"/>
      </text:list-level-style-bullet>
      <text:list-level-style-bullet text:level="8" text:style-name="WW8Num43z1" style:num-suffix="." text:bullet-char="o">
        <style:list-level-properties text:space-before="9.525cm" text:min-label-width="0.635cm"/>
        <style:text-properties style:font-name="Courier New1"/>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0" style:num-suffix="." text:bullet-char="">
        <style:list-level-properties text:space-before="4.445cm" text:min-label-width="0.635cm"/>
        <style:text-properties style:font-name="Symbol"/>
      </text:list-level-style-bullet>
      <text:list-level-style-bullet text:level="5" text:style-name="WW8Num46z1" style:num-suffix="." text:bullet-char="o">
        <style:list-level-properties text:space-before="5.715cm" text:min-label-width="0.635cm"/>
        <style:text-properties style:font-name="Courier New1"/>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0" style:num-suffix="." text:bullet-char="">
        <style:list-level-properties text:space-before="8.255cm" text:min-label-width="0.635cm"/>
        <style:text-properties style:font-name="Symbol"/>
      </text:list-level-style-bullet>
      <text:list-level-style-bullet text:level="8" text:style-name="WW8Num46z1" style:num-suffix="." text:bullet-char="o">
        <style:list-level-properties text:space-before="9.525cm" text:min-label-width="0.635cm"/>
        <style:text-properties style:font-name="Courier New1"/>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o">
        <style:list-level-properties text:min-label-width="0.635cm"/>
        <style:text-properties style:font-name="Courier New1"/>
      </text:list-level-style-bullet>
      <text:list-level-style-bullet text:level="2" text:style-name="WW8Num59z1" style:num-suffix="." text:bullet-char="o">
        <style:list-level-properties text:min-label-width="0.635cm"/>
        <style:text-properties style:font-name="Courier New1"/>
      </text:list-level-style-bullet>
      <text:list-level-style-bullet text:level="3" text:style-name="WW8Num59z2" style:num-suffix="." text:bullet-char="">
        <style:list-level-properties text:space-before="1.27cm" text:min-label-width="0.635cm"/>
        <style:text-properties style:font-name="Wingdings"/>
      </text:list-level-style-bullet>
      <text:list-level-style-bullet text:level="4" text:style-name="WW8Num59z3" style:num-suffix="." text:bullet-char="">
        <style:list-level-properties text:space-before="2.54cm" text:min-label-width="0.635cm"/>
        <style:text-properties style:font-name="Symbol"/>
      </text:list-level-style-bullet>
      <text:list-level-style-bullet text:level="5" text:style-name="WW8Num59z1" style:num-suffix="." text:bullet-char="o">
        <style:list-level-properties text:space-before="3.81cm" text:min-label-width="0.635cm"/>
        <style:text-properties style:font-name="Courier New1"/>
      </text:list-level-style-bullet>
      <text:list-level-style-bullet text:level="6" text:style-name="WW8Num59z2" style:num-suffix="." text:bullet-char="">
        <style:list-level-properties text:space-before="5.08cm" text:min-label-width="0.635cm"/>
        <style:text-properties style:font-name="Wingdings"/>
      </text:list-level-style-bullet>
      <text:list-level-style-bullet text:level="7" text:style-name="WW8Num59z3" style:num-suffix="." text:bullet-char="">
        <style:list-level-properties text:space-before="6.35cm" text:min-label-width="0.635cm"/>
        <style:text-properties style:font-name="Symbol"/>
      </text:list-level-style-bullet>
      <text:list-level-style-bullet text:level="8" text:style-name="WW8Num59z1" style:num-suffix="." text:bullet-char="o">
        <style:list-level-properties text:space-before="7.62cm" text:min-label-width="0.635cm"/>
        <style:text-properties style:font-name="Courier New1"/>
      </text:list-level-style-bullet>
      <text:list-level-style-bullet text:level="9" text:style-name="WW8Num59z2" style:num-suffix="." text:bullet-char="">
        <style:list-level-properties text:space-before="8.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bullet text:level="1" text:style-name="WW8Num62z0" style:num-suffix="." text:bullet-char="">
        <style:list-level-properties text:space-before="0.635cm" text:min-label-width="0.635cm"/>
        <style:text-properties style:font-name="Symbol"/>
      </text:list-level-style-bullet>
      <text:list-level-style-bullet text:level="2" text:style-name="WW8Num62z1" style:num-suffix="." text:bullet-char="o">
        <style:list-level-properties text:space-before="1.905cm" text:min-label-width="0.635cm"/>
        <style:text-properties style:font-name="Courier New1"/>
      </text:list-level-style-bullet>
      <text:list-level-style-bullet text:level="3" text:style-name="WW8Num62z2" style:num-suffix="." text:bullet-char="">
        <style:list-level-properties text:space-before="3.175cm" text:min-label-width="0.635cm"/>
        <style:text-properties style:font-name="Wingdings"/>
      </text:list-level-style-bullet>
      <text:list-level-style-bullet text:level="4" text:style-name="WW8Num62z0" style:num-suffix="." text:bullet-char="">
        <style:list-level-properties text:space-before="4.445cm" text:min-label-width="0.635cm"/>
        <style:text-properties style:font-name="Symbol"/>
      </text:list-level-style-bullet>
      <text:list-level-style-bullet text:level="5" text:style-name="WW8Num62z1" style:num-suffix="." text:bullet-char="o">
        <style:list-level-properties text:space-before="5.715cm" text:min-label-width="0.635cm"/>
        <style:text-properties style:font-name="Courier New1"/>
      </text:list-level-style-bullet>
      <text:list-level-style-bullet text:level="6" text:style-name="WW8Num62z2" style:num-suffix="." text:bullet-char="">
        <style:list-level-properties text:space-before="6.985cm" text:min-label-width="0.635cm"/>
        <style:text-properties style:font-name="Wingdings"/>
      </text:list-level-style-bullet>
      <text:list-level-style-bullet text:level="7" text:style-name="WW8Num62z0" style:num-suffix="." text:bullet-char="">
        <style:list-level-properties text:space-before="8.255cm" text:min-label-width="0.635cm"/>
        <style:text-properties style:font-name="Symbol"/>
      </text:list-level-style-bullet>
      <text:list-level-style-bullet text:level="8" text:style-name="WW8Num62z1" style:num-suffix="." text:bullet-char="o">
        <style:list-level-properties text:space-before="9.525cm" text:min-label-width="0.635cm"/>
        <style:text-properties style:font-name="Courier New1"/>
      </text:list-level-style-bullet>
      <text:list-level-style-bullet text:level="9" text:style-name="WW8Num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bullet text:level="1" text:style-name="WW8Num64z0" style:num-suffix="." text:bullet-char="">
        <style:list-level-properties text:space-before="0.635cm" text:min-label-width="0.635cm"/>
        <style:text-properties style:font-name="Symbol"/>
      </text:list-level-style-bullet>
      <text:list-level-style-bullet text:level="2" text:style-name="WW8Num64z1" style:num-suffix="." text:bullet-char="o">
        <style:list-level-properties text:space-before="1.905cm" text:min-label-width="0.635cm"/>
        <style:text-properties style:font-name="Courier New1"/>
      </text:list-level-style-bullet>
      <text:list-level-style-bullet text:level="3" text:style-name="WW8Num64z2" style:num-suffix="." text:bullet-char="">
        <style:list-level-properties text:space-before="3.175cm" text:min-label-width="0.635cm"/>
        <style:text-properties style:font-name="Wingdings"/>
      </text:list-level-style-bullet>
      <text:list-level-style-bullet text:level="4" text:style-name="WW8Num64z0" style:num-suffix="." text:bullet-char="">
        <style:list-level-properties text:space-before="4.445cm" text:min-label-width="0.635cm"/>
        <style:text-properties style:font-name="Symbol"/>
      </text:list-level-style-bullet>
      <text:list-level-style-bullet text:level="5" text:style-name="WW8Num64z1" style:num-suffix="." text:bullet-char="o">
        <style:list-level-properties text:space-before="5.715cm" text:min-label-width="0.635cm"/>
        <style:text-properties style:font-name="Courier New1"/>
      </text:list-level-style-bullet>
      <text:list-level-style-bullet text:level="6" text:style-name="WW8Num64z2" style:num-suffix="." text:bullet-char="">
        <style:list-level-properties text:space-before="6.985cm" text:min-label-width="0.635cm"/>
        <style:text-properties style:font-name="Wingdings"/>
      </text:list-level-style-bullet>
      <text:list-level-style-bullet text:level="7" text:style-name="WW8Num64z0" style:num-suffix="." text:bullet-char="">
        <style:list-level-properties text:space-before="8.255cm" text:min-label-width="0.635cm"/>
        <style:text-properties style:font-name="Symbol"/>
      </text:list-level-style-bullet>
      <text:list-level-style-bullet text:level="8" text:style-name="WW8Num64z1" style:num-suffix="." text:bullet-char="o">
        <style:list-level-properties text:space-before="9.525cm" text:min-label-width="0.635cm"/>
        <style:text-properties style:font-name="Courier New1"/>
      </text:list-level-style-bullet>
      <text:list-level-style-bullet text:level="9" text:style-name="WW8Num6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bullet text:level="1" text:style-name="WW8Num69z0" style:num-suffix="." text:bullet-char="">
        <style:list-level-properties text:space-before="0.635cm" text:min-label-width="0.635cm"/>
        <style:text-properties style:font-name="Symbol"/>
      </text:list-level-style-bullet>
      <text:list-level-style-bullet text:level="2" text:style-name="WW8Num69z1" style:num-suffix="." text:bullet-char="o">
        <style:list-level-properties text:space-before="1.905cm" text:min-label-width="0.635cm"/>
        <style:text-properties style:font-name="Courier New1"/>
      </text:list-level-style-bullet>
      <text:list-level-style-bullet text:level="3" text:style-name="WW8Num69z2" style:num-suffix="." text:bullet-char="">
        <style:list-level-properties text:space-before="3.175cm" text:min-label-width="0.635cm"/>
        <style:text-properties style:font-name="Wingdings"/>
      </text:list-level-style-bullet>
      <text:list-level-style-bullet text:level="4" text:style-name="WW8Num69z0" style:num-suffix="." text:bullet-char="">
        <style:list-level-properties text:space-before="4.445cm" text:min-label-width="0.635cm"/>
        <style:text-properties style:font-name="Symbol"/>
      </text:list-level-style-bullet>
      <text:list-level-style-bullet text:level="5" text:style-name="WW8Num69z1" style:num-suffix="." text:bullet-char="o">
        <style:list-level-properties text:space-before="5.715cm" text:min-label-width="0.635cm"/>
        <style:text-properties style:font-name="Courier New1"/>
      </text:list-level-style-bullet>
      <text:list-level-style-bullet text:level="6" text:style-name="WW8Num69z2" style:num-suffix="." text:bullet-char="">
        <style:list-level-properties text:space-before="6.985cm" text:min-label-width="0.635cm"/>
        <style:text-properties style:font-name="Wingdings"/>
      </text:list-level-style-bullet>
      <text:list-level-style-bullet text:level="7" text:style-name="WW8Num69z0" style:num-suffix="." text:bullet-char="">
        <style:list-level-properties text:space-before="8.255cm" text:min-label-width="0.635cm"/>
        <style:text-properties style:font-name="Symbol"/>
      </text:list-level-style-bullet>
      <text:list-level-style-bullet text:level="8" text:style-name="WW8Num69z1" style:num-suffix="." text:bullet-char="o">
        <style:list-level-properties text:space-before="9.525cm" text:min-label-width="0.635cm"/>
        <style:text-properties style:font-name="Courier New1"/>
      </text:list-level-style-bullet>
      <text:list-level-style-bullet text:level="9" text:style-name="WW8Num6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3"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3"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bullet text:level="1" text:style-name="WW8Num81z0" style:num-suffix="." text:bullet-char="o">
        <style:list-level-properties text:space-before="1.249cm" text:min-label-width="0.635cm"/>
        <style:text-properties style:font-name="Courier New1"/>
      </text:list-level-style-bullet>
      <text:list-level-style-bullet text:level="2" text:style-name="WW8Num81z1" style:num-suffix="." text:bullet-char="o">
        <style:list-level-properties text:space-before="1.249cm" text:min-label-width="0.635cm"/>
        <style:text-properties style:font-name="Courier New1"/>
      </text:list-level-style-bullet>
      <text:list-level-style-bullet text:level="3" text:style-name="WW8Num81z2" style:num-suffix="." text:bullet-char="">
        <style:list-level-properties text:space-before="2.519cm" text:min-label-width="0.635cm"/>
        <style:text-properties style:font-name="Wingdings"/>
      </text:list-level-style-bullet>
      <text:list-level-style-bullet text:level="4" text:style-name="WW8Num81z3" style:num-suffix="." text:bullet-char="">
        <style:list-level-properties text:space-before="3.789cm" text:min-label-width="0.635cm"/>
        <style:text-properties style:font-name="Symbol"/>
      </text:list-level-style-bullet>
      <text:list-level-style-bullet text:level="5" text:style-name="WW8Num81z1" style:num-suffix="." text:bullet-char="o">
        <style:list-level-properties text:space-before="5.059cm" text:min-label-width="0.635cm"/>
        <style:text-properties style:font-name="Courier New1"/>
      </text:list-level-style-bullet>
      <text:list-level-style-bullet text:level="6" text:style-name="WW8Num81z2" style:num-suffix="." text:bullet-char="">
        <style:list-level-properties text:space-before="6.329cm" text:min-label-width="0.635cm"/>
        <style:text-properties style:font-name="Wingdings"/>
      </text:list-level-style-bullet>
      <text:list-level-style-bullet text:level="7" text:style-name="WW8Num81z3" style:num-suffix="." text:bullet-char="">
        <style:list-level-properties text:space-before="7.599cm" text:min-label-width="0.635cm"/>
        <style:text-properties style:font-name="Symbol"/>
      </text:list-level-style-bullet>
      <text:list-level-style-bullet text:level="8" text:style-name="WW8Num81z1" style:num-suffix="." text:bullet-char="o">
        <style:list-level-properties text:space-before="8.869cm" text:min-label-width="0.635cm"/>
        <style:text-properties style:font-name="Courier New1"/>
      </text:list-level-style-bullet>
      <text:list-level-style-bullet text:level="9" text:style-name="WW8Num81z2" style:num-suffix="."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bullet text:level="1" text:style-name="WW8Num87z0" style:num-suffix="." text:bullet-char="">
        <style:list-level-properties text:space-before="0.635cm" text:min-label-width="0.635cm"/>
        <style:text-properties style:font-name="Symbol"/>
      </text:list-level-style-bullet>
      <text:list-level-style-bullet text:level="2" text:style-name="WW8Num87z1" style:num-suffix="." text:bullet-char="o">
        <style:list-level-properties text:space-before="1.905cm" text:min-label-width="0.635cm"/>
        <style:text-properties style:font-name="Courier New1"/>
      </text:list-level-style-bullet>
      <text:list-level-style-bullet text:level="3" text:style-name="WW8Num87z2" style:num-suffix="." text:bullet-char="">
        <style:list-level-properties text:space-before="3.175cm" text:min-label-width="0.635cm"/>
        <style:text-properties style:font-name="Wingdings"/>
      </text:list-level-style-bullet>
      <text:list-level-style-bullet text:level="4" text:style-name="WW8Num87z0" style:num-suffix="." text:bullet-char="">
        <style:list-level-properties text:space-before="4.445cm" text:min-label-width="0.635cm"/>
        <style:text-properties style:font-name="Symbol"/>
      </text:list-level-style-bullet>
      <text:list-level-style-bullet text:level="5" text:style-name="WW8Num87z1" style:num-suffix="." text:bullet-char="o">
        <style:list-level-properties text:space-before="5.715cm" text:min-label-width="0.635cm"/>
        <style:text-properties style:font-name="Courier New1"/>
      </text:list-level-style-bullet>
      <text:list-level-style-bullet text:level="6" text:style-name="WW8Num87z2" style:num-suffix="." text:bullet-char="">
        <style:list-level-properties text:space-before="6.985cm" text:min-label-width="0.635cm"/>
        <style:text-properties style:font-name="Wingdings"/>
      </text:list-level-style-bullet>
      <text:list-level-style-bullet text:level="7" text:style-name="WW8Num87z0" style:num-suffix="." text:bullet-char="">
        <style:list-level-properties text:space-before="8.255cm" text:min-label-width="0.635cm"/>
        <style:text-properties style:font-name="Symbol"/>
      </text:list-level-style-bullet>
      <text:list-level-style-bullet text:level="8" text:style-name="WW8Num87z1" style:num-suffix="." text:bullet-char="o">
        <style:list-level-properties text:space-before="9.525cm" text:min-label-width="0.635cm"/>
        <style:text-properties style:font-name="Courier New1"/>
      </text:list-level-style-bullet>
      <text:list-level-style-bullet text:level="9" text:style-name="WW8Num8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bullet text:level="1" text:style-name="WW8Num96z0" style:num-suffix="." text:bullet-char="o">
        <style:list-level-properties text:space-before="1.249cm" text:min-label-width="0.635cm"/>
        <style:text-properties style:font-name="Courier New1"/>
      </text:list-level-style-bullet>
      <text:list-level-style-bullet text:level="2" text:style-name="WW8Num96z1" style:num-suffix="." text:bullet-char="o">
        <style:list-level-properties text:space-before="1.249cm" text:min-label-width="0.635cm"/>
        <style:text-properties style:font-name="Courier New1"/>
      </text:list-level-style-bullet>
      <text:list-level-style-bullet text:level="3" text:style-name="WW8Num96z2" style:num-suffix="." text:bullet-char="">
        <style:list-level-properties text:space-before="2.519cm" text:min-label-width="0.635cm"/>
        <style:text-properties style:font-name="Wingdings"/>
      </text:list-level-style-bullet>
      <text:list-level-style-bullet text:level="4" text:style-name="WW8Num96z3" style:num-suffix="." text:bullet-char="">
        <style:list-level-properties text:space-before="3.789cm" text:min-label-width="0.635cm"/>
        <style:text-properties style:font-name="Symbol"/>
      </text:list-level-style-bullet>
      <text:list-level-style-bullet text:level="5" text:style-name="WW8Num96z1" style:num-suffix="." text:bullet-char="o">
        <style:list-level-properties text:space-before="5.059cm" text:min-label-width="0.635cm"/>
        <style:text-properties style:font-name="Courier New1"/>
      </text:list-level-style-bullet>
      <text:list-level-style-bullet text:level="6" text:style-name="WW8Num96z2" style:num-suffix="." text:bullet-char="">
        <style:list-level-properties text:space-before="6.329cm" text:min-label-width="0.635cm"/>
        <style:text-properties style:font-name="Wingdings"/>
      </text:list-level-style-bullet>
      <text:list-level-style-bullet text:level="7" text:style-name="WW8Num96z3" style:num-suffix="." text:bullet-char="">
        <style:list-level-properties text:space-before="7.599cm" text:min-label-width="0.635cm"/>
        <style:text-properties style:font-name="Symbol"/>
      </text:list-level-style-bullet>
      <text:list-level-style-bullet text:level="8" text:style-name="WW8Num96z1" style:num-suffix="." text:bullet-char="o">
        <style:list-level-properties text:space-before="8.869cm" text:min-label-width="0.635cm"/>
        <style:text-properties style:font-name="Courier New1"/>
      </text:list-level-style-bullet>
      <text:list-level-style-bullet text:level="9" text:style-name="WW8Num96z2" style:num-suffix="."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space-before="0.635cm" text:min-label-width="0.635cm"/>
      </text:list-level-style-number>
      <text:list-level-style-bullet text:level="2" text:style-name="WW8Num9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bullet text:level="1" text:style-name="WW8Num99z0" style:num-suffix="." text:bullet-char="">
        <style:list-level-properties text:space-before="0.635cm" text:min-label-width="0.635cm"/>
        <style:text-properties style:font-name="Symbol"/>
      </text:list-level-style-bullet>
      <text:list-level-style-bullet text:level="2" text:style-name="WW8Num99z1" style:num-suffix="." text:bullet-char="o">
        <style:list-level-properties text:space-before="1.905cm" text:min-label-width="0.635cm"/>
        <style:text-properties style:font-name="Courier New1"/>
      </text:list-level-style-bullet>
      <text:list-level-style-bullet text:level="3" text:style-name="WW8Num99z2" style:num-suffix="." text:bullet-char="">
        <style:list-level-properties text:space-before="3.175cm" text:min-label-width="0.635cm"/>
        <style:text-properties style:font-name="Wingdings"/>
      </text:list-level-style-bullet>
      <text:list-level-style-bullet text:level="4" text:style-name="WW8Num99z0" style:num-suffix="." text:bullet-char="">
        <style:list-level-properties text:space-before="4.445cm" text:min-label-width="0.635cm"/>
        <style:text-properties style:font-name="Symbol"/>
      </text:list-level-style-bullet>
      <text:list-level-style-bullet text:level="5" text:style-name="WW8Num99z1" style:num-suffix="." text:bullet-char="o">
        <style:list-level-properties text:space-before="5.715cm" text:min-label-width="0.635cm"/>
        <style:text-properties style:font-name="Courier New1"/>
      </text:list-level-style-bullet>
      <text:list-level-style-bullet text:level="6" text:style-name="WW8Num99z2" style:num-suffix="." text:bullet-char="">
        <style:list-level-properties text:space-before="6.985cm" text:min-label-width="0.635cm"/>
        <style:text-properties style:font-name="Wingdings"/>
      </text:list-level-style-bullet>
      <text:list-level-style-bullet text:level="7" text:style-name="WW8Num99z0" style:num-suffix="." text:bullet-char="">
        <style:list-level-properties text:space-before="8.255cm" text:min-label-width="0.635cm"/>
        <style:text-properties style:font-name="Symbol"/>
      </text:list-level-style-bullet>
      <text:list-level-style-bullet text:level="8" text:style-name="WW8Num99z1" style:num-suffix="." text:bullet-char="o">
        <style:list-level-properties text:space-before="9.525cm" text:min-label-width="0.635cm"/>
        <style:text-properties style:font-name="Courier New1"/>
      </text:list-level-style-bullet>
      <text:list-level-style-bullet text:level="9" text:style-name="WW8Num9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3" text:consecutive-numbering="true">
      <text:list-level-style-number text:level="1" text:style-name="WW8Num10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space-before="0.635cm" text:min-label-width="0.635cm"/>
        <style:text-properties style:font-name="Symbol"/>
      </text:list-level-style-bullet>
      <text:list-level-style-bullet text:level="2" text:style-name="WW8Num105z1" style:num-suffix="." text:bullet-char="o">
        <style:list-level-properties text:space-before="1.905cm" text:min-label-width="0.635cm"/>
        <style:text-properties style:font-name="Courier New1"/>
      </text:list-level-style-bullet>
      <text:list-level-style-bullet text:level="3" text:style-name="WW8Num105z2" style:num-suffix="." text:bullet-char="">
        <style:list-level-properties text:space-before="3.175cm" text:min-label-width="0.635cm"/>
        <style:text-properties style:font-name="Wingdings"/>
      </text:list-level-style-bullet>
      <text:list-level-style-bullet text:level="4" text:style-name="WW8Num105z0" style:num-suffix="." text:bullet-char="">
        <style:list-level-properties text:space-before="4.445cm" text:min-label-width="0.635cm"/>
        <style:text-properties style:font-name="Symbol"/>
      </text:list-level-style-bullet>
      <text:list-level-style-bullet text:level="5" text:style-name="WW8Num105z1" style:num-suffix="." text:bullet-char="o">
        <style:list-level-properties text:space-before="5.715cm" text:min-label-width="0.635cm"/>
        <style:text-properties style:font-name="Courier New1"/>
      </text:list-level-style-bullet>
      <text:list-level-style-bullet text:level="6" text:style-name="WW8Num105z2" style:num-suffix="." text:bullet-char="">
        <style:list-level-properties text:space-before="6.985cm" text:min-label-width="0.635cm"/>
        <style:text-properties style:font-name="Wingdings"/>
      </text:list-level-style-bullet>
      <text:list-level-style-bullet text:level="7" text:style-name="WW8Num105z0" style:num-suffix="." text:bullet-char="">
        <style:list-level-properties text:space-before="8.255cm" text:min-label-width="0.635cm"/>
        <style:text-properties style:font-name="Symbol"/>
      </text:list-level-style-bullet>
      <text:list-level-style-bullet text:level="8" text:style-name="WW8Num105z1" style:num-suffix="." text:bullet-char="o">
        <style:list-level-properties text:space-before="9.525cm" text:min-label-width="0.635cm"/>
        <style:text-properties style:font-name="Courier New1"/>
      </text:list-level-style-bullet>
      <text:list-level-style-bullet text:level="9" text:style-name="WW8Num10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9" text:consecutive-numbering="true">
      <text:list-level-style-number text:level="1" style:num-suffix="." style:num-format="1">
        <style:list-level-properties text:space-before="0.635cm" text:min-label-width="0.635cm"/>
      </text:list-level-style-number>
      <text:list-level-style-bullet text:level="2" text:style-name="WW8Num109z1" style:num-suffix="." text:bullet-char="o">
        <style:list-level-properties text:space-before="1.905cm" text:min-label-width="0.635cm"/>
        <style:text-properties style:font-name="Courier New1"/>
      </text:list-level-style-bullet>
      <text:list-level-style-bullet text:level="3" text:style-name="WW8Num109z2" style:num-suffix="." text:bullet-char="">
        <style:list-level-properties text:space-before="3.175cm" text:min-label-width="0.635cm"/>
        <style:text-properties style:font-name="Wingdings"/>
      </text:list-level-style-bullet>
      <text:list-level-style-bullet text:level="4" text:style-name="WW8Num109z3" style:num-suffix="." text:bullet-char="">
        <style:list-level-properties text:space-before="4.445cm" text:min-label-width="0.635cm"/>
        <style:text-properties style:font-name="Symbol"/>
      </text:list-level-style-bullet>
      <text:list-level-style-bullet text:level="5" text:style-name="WW8Num109z1" style:num-suffix="." text:bullet-char="o">
        <style:list-level-properties text:space-before="5.715cm" text:min-label-width="0.635cm"/>
        <style:text-properties style:font-name="Courier New1"/>
      </text:list-level-style-bullet>
      <text:list-level-style-bullet text:level="6" text:style-name="WW8Num109z2" style:num-suffix="." text:bullet-char="">
        <style:list-level-properties text:space-before="6.985cm" text:min-label-width="0.635cm"/>
        <style:text-properties style:font-name="Wingdings"/>
      </text:list-level-style-bullet>
      <text:list-level-style-bullet text:level="7" text:style-name="WW8Num109z3" style:num-suffix="." text:bullet-char="">
        <style:list-level-properties text:space-before="8.255cm" text:min-label-width="0.635cm"/>
        <style:text-properties style:font-name="Symbol"/>
      </text:list-level-style-bullet>
      <text:list-level-style-bullet text:level="8" text:style-name="WW8Num109z1" style:num-suffix="." text:bullet-char="o">
        <style:list-level-properties text:space-before="9.525cm" text:min-label-width="0.635cm"/>
        <style:text-properties style:font-name="Courier New1"/>
      </text:list-level-style-bullet>
      <text:list-level-style-bullet text:level="9" text:style-name="WW8Num10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style:num-suffix="." text:bullet-char="o">
        <style:list-level-properties text:space-before="1.249cm" text:min-label-width="0.635cm"/>
        <style:text-properties style:font-name="Courier New1"/>
      </text:list-level-style-bullet>
      <text:list-level-style-bullet text:level="2" text:style-name="WW8Num110z1" style:num-suffix="." text:bullet-char="o">
        <style:list-level-properties text:space-before="1.249cm" text:min-label-width="0.635cm"/>
        <style:text-properties style:font-name="Courier New1"/>
      </text:list-level-style-bullet>
      <text:list-level-style-bullet text:level="3" text:style-name="WW8Num110z2" style:num-suffix="." text:bullet-char="">
        <style:list-level-properties text:space-before="2.519cm" text:min-label-width="0.635cm"/>
        <style:text-properties style:font-name="Wingdings"/>
      </text:list-level-style-bullet>
      <text:list-level-style-bullet text:level="4" text:style-name="WW8Num110z3" style:num-suffix="." text:bullet-char="">
        <style:list-level-properties text:space-before="3.789cm" text:min-label-width="0.635cm"/>
        <style:text-properties style:font-name="Symbol"/>
      </text:list-level-style-bullet>
      <text:list-level-style-bullet text:level="5" text:style-name="WW8Num110z1" style:num-suffix="." text:bullet-char="o">
        <style:list-level-properties text:space-before="5.059cm" text:min-label-width="0.635cm"/>
        <style:text-properties style:font-name="Courier New1"/>
      </text:list-level-style-bullet>
      <text:list-level-style-bullet text:level="6" text:style-name="WW8Num110z2" style:num-suffix="." text:bullet-char="">
        <style:list-level-properties text:space-before="6.329cm" text:min-label-width="0.635cm"/>
        <style:text-properties style:font-name="Wingdings"/>
      </text:list-level-style-bullet>
      <text:list-level-style-bullet text:level="7" text:style-name="WW8Num110z3" style:num-suffix="." text:bullet-char="">
        <style:list-level-properties text:space-before="7.599cm" text:min-label-width="0.635cm"/>
        <style:text-properties style:font-name="Symbol"/>
      </text:list-level-style-bullet>
      <text:list-level-style-bullet text:level="8" text:style-name="WW8Num110z1" style:num-suffix="." text:bullet-char="o">
        <style:list-level-properties text:space-before="8.869cm" text:min-label-width="0.635cm"/>
        <style:text-properties style:font-name="Courier New1"/>
      </text:list-level-style-bullet>
      <text:list-level-style-bullet text:level="9" text:style-name="WW8Num110z2" style:num-suffix="."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style:num-suffix="." text:bullet-char="o">
        <style:list-level-properties text:space-before="0.635cm" text:min-label-width="0.635cm"/>
        <style:text-properties style:font-name="Courier New1"/>
      </text:list-level-style-bullet>
      <text:list-level-style-bullet text:level="2" text:style-name="WW8Num112z1" style:num-suffix="." text:bullet-char="o">
        <style:list-level-properties text:space-before="0.635cm" text:min-label-width="0.635cm"/>
        <style:text-properties style:font-name="Courier New1"/>
      </text:list-level-style-bullet>
      <text:list-level-style-bullet text:level="3" text:style-name="WW8Num112z2" style:num-suffix="." text:bullet-char="">
        <style:list-level-properties text:space-before="1.905cm" text:min-label-width="0.635cm"/>
        <style:text-properties style:font-name="Wingdings"/>
      </text:list-level-style-bullet>
      <text:list-level-style-bullet text:level="4" text:style-name="WW8Num112z3" style:num-suffix="." text:bullet-char="">
        <style:list-level-properties text:space-before="3.175cm" text:min-label-width="0.635cm"/>
        <style:text-properties style:font-name="Symbol"/>
      </text:list-level-style-bullet>
      <text:list-level-style-bullet text:level="5" text:style-name="WW8Num112z1" style:num-suffix="." text:bullet-char="o">
        <style:list-level-properties text:space-before="4.445cm" text:min-label-width="0.635cm"/>
        <style:text-properties style:font-name="Courier New1"/>
      </text:list-level-style-bullet>
      <text:list-level-style-bullet text:level="6" text:style-name="WW8Num112z2" style:num-suffix="." text:bullet-char="">
        <style:list-level-properties text:space-before="5.715cm" text:min-label-width="0.635cm"/>
        <style:text-properties style:font-name="Wingdings"/>
      </text:list-level-style-bullet>
      <text:list-level-style-bullet text:level="7" text:style-name="WW8Num112z3" style:num-suffix="." text:bullet-char="">
        <style:list-level-properties text:space-before="6.985cm" text:min-label-width="0.635cm"/>
        <style:text-properties style:font-name="Symbol"/>
      </text:list-level-style-bullet>
      <text:list-level-style-bullet text:level="8" text:style-name="WW8Num112z1" style:num-suffix="." text:bullet-char="o">
        <style:list-level-properties text:space-before="8.255cm" text:min-label-width="0.635cm"/>
        <style:text-properties style:font-name="Courier New1"/>
      </text:list-level-style-bullet>
      <text:list-level-style-bullet text:level="9" text:style-name="WW8Num112z2" style:num-suffix="."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bullet text:level="1" text:style-name="WW8Num113z0" style:num-suffix="." text:bullet-char="–">
        <style:list-level-properties text:space-before="0.635cm" text:min-label-width="0.635cm"/>
        <style:text-properties style:font-name="Times New Roman"/>
      </text:list-level-style-bullet>
      <text:list-level-style-bullet text:level="2" text:style-name="WW8Num113z1" style:num-suffix="."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bullet text:level="2" text:style-name="WW8Num114z0" style:num-suffix="."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bullet text:level="1" text:style-name="WW8Num115z0" style:num-suffix="." text:bullet-char="">
        <style:list-level-properties text:space-before="2.159cm" text:min-label-width="0.635cm"/>
        <style:text-properties style:font-name="Symbol"/>
      </text:list-level-style-bullet>
      <text:list-level-style-bullet text:level="2" text:style-name="WW8Num115z1" style:num-suffix="." text:bullet-char="o">
        <style:list-level-properties text:space-before="3.429cm" text:min-label-width="0.635cm"/>
        <style:text-properties style:font-name="Courier New1"/>
      </text:list-level-style-bullet>
      <text:list-level-style-bullet text:level="3" text:style-name="WW8Num115z2" style:num-suffix="." text:bullet-char="">
        <style:list-level-properties text:space-before="4.699cm" text:min-label-width="0.635cm"/>
        <style:text-properties style:font-name="Wingdings"/>
      </text:list-level-style-bullet>
      <text:list-level-style-bullet text:level="4" text:style-name="WW8Num115z0" style:num-suffix="." text:bullet-char="">
        <style:list-level-properties text:space-before="5.969cm" text:min-label-width="0.635cm"/>
        <style:text-properties style:font-name="Symbol"/>
      </text:list-level-style-bullet>
      <text:list-level-style-bullet text:level="5" text:style-name="WW8Num115z1" style:num-suffix="." text:bullet-char="o">
        <style:list-level-properties text:space-before="7.239cm" text:min-label-width="0.635cm"/>
        <style:text-properties style:font-name="Courier New1"/>
      </text:list-level-style-bullet>
      <text:list-level-style-bullet text:level="6" text:style-name="WW8Num115z2" style:num-suffix="." text:bullet-char="">
        <style:list-level-properties text:space-before="8.509cm" text:min-label-width="0.635cm"/>
        <style:text-properties style:font-name="Wingdings"/>
      </text:list-level-style-bullet>
      <text:list-level-style-bullet text:level="7" text:style-name="WW8Num115z0" style:num-suffix="." text:bullet-char="">
        <style:list-level-properties text:space-before="9.779cm" text:min-label-width="0.635cm"/>
        <style:text-properties style:font-name="Symbol"/>
      </text:list-level-style-bullet>
      <text:list-level-style-bullet text:level="8" text:style-name="WW8Num115z1" style:num-suffix="." text:bullet-char="o">
        <style:list-level-properties text:space-before="11.049cm" text:min-label-width="0.635cm"/>
        <style:text-properties style:font-name="Courier New1"/>
      </text:list-level-style-bullet>
      <text:list-level-style-bullet text:level="9" text:style-name="WW8Num115z2" style:num-suffix="."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8">
      <text:list-level-style-bullet text:level="1" text:style-name="WW8Num118z0" style:num-suffix="." text:bullet-char="o">
        <style:list-level-properties text:space-before="1.249cm" text:min-label-width="0.635cm"/>
        <style:text-properties style:font-name="Courier New1"/>
      </text:list-level-style-bullet>
      <text:list-level-style-bullet text:level="2" text:style-name="WW8Num118z1" style:num-suffix="." text:bullet-char="o">
        <style:list-level-properties text:space-before="1.249cm" text:min-label-width="0.635cm"/>
        <style:text-properties style:font-name="Courier New1"/>
      </text:list-level-style-bullet>
      <text:list-level-style-bullet text:level="3" text:style-name="WW8Num118z2" style:num-suffix="." text:bullet-char="">
        <style:list-level-properties text:space-before="2.519cm" text:min-label-width="0.635cm"/>
        <style:text-properties style:font-name="Wingdings"/>
      </text:list-level-style-bullet>
      <text:list-level-style-bullet text:level="4" text:style-name="WW8Num118z3" style:num-suffix="." text:bullet-char="">
        <style:list-level-properties text:space-before="3.789cm" text:min-label-width="0.635cm"/>
        <style:text-properties style:font-name="Symbol"/>
      </text:list-level-style-bullet>
      <text:list-level-style-bullet text:level="5" text:style-name="WW8Num118z1" style:num-suffix="." text:bullet-char="o">
        <style:list-level-properties text:space-before="5.059cm" text:min-label-width="0.635cm"/>
        <style:text-properties style:font-name="Courier New1"/>
      </text:list-level-style-bullet>
      <text:list-level-style-bullet text:level="6" text:style-name="WW8Num118z2" style:num-suffix="." text:bullet-char="">
        <style:list-level-properties text:space-before="6.329cm" text:min-label-width="0.635cm"/>
        <style:text-properties style:font-name="Wingdings"/>
      </text:list-level-style-bullet>
      <text:list-level-style-bullet text:level="7" text:style-name="WW8Num118z3" style:num-suffix="." text:bullet-char="">
        <style:list-level-properties text:space-before="7.599cm" text:min-label-width="0.635cm"/>
        <style:text-properties style:font-name="Symbol"/>
      </text:list-level-style-bullet>
      <text:list-level-style-bullet text:level="8" text:style-name="WW8Num118z1" style:num-suffix="." text:bullet-char="o">
        <style:list-level-properties text:space-before="8.869cm" text:min-label-width="0.635cm"/>
        <style:text-properties style:font-name="Courier New1"/>
      </text:list-level-style-bullet>
      <text:list-level-style-bullet text:level="9" text:style-name="WW8Num118z2" style:num-suffix="."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style:num-suffix="." text:bullet-char="">
        <style:list-level-properties text:space-before="0.635cm" text:min-label-width="0.635cm"/>
        <style:text-properties style:font-name="Symbol"/>
      </text:list-level-style-bullet>
      <text:list-level-style-bullet text:level="2" text:style-name="WW8Num119z1" style:num-suffix="." text:bullet-char="o">
        <style:list-level-properties text:space-before="1.905cm" text:min-label-width="0.635cm"/>
        <style:text-properties style:font-name="Courier New1"/>
      </text:list-level-style-bullet>
      <text:list-level-style-bullet text:level="3" text:style-name="WW8Num119z2" style:num-suffix="." text:bullet-char="">
        <style:list-level-properties text:space-before="3.175cm" text:min-label-width="0.635cm"/>
        <style:text-properties style:font-name="Wingdings"/>
      </text:list-level-style-bullet>
      <text:list-level-style-bullet text:level="4" text:style-name="WW8Num119z0" style:num-suffix="." text:bullet-char="">
        <style:list-level-properties text:space-before="4.445cm" text:min-label-width="0.635cm"/>
        <style:text-properties style:font-name="Symbol"/>
      </text:list-level-style-bullet>
      <text:list-level-style-bullet text:level="5" text:style-name="WW8Num119z1" style:num-suffix="." text:bullet-char="o">
        <style:list-level-properties text:space-before="5.715cm" text:min-label-width="0.635cm"/>
        <style:text-properties style:font-name="Courier New1"/>
      </text:list-level-style-bullet>
      <text:list-level-style-bullet text:level="6" text:style-name="WW8Num119z2" style:num-suffix="." text:bullet-char="">
        <style:list-level-properties text:space-before="6.985cm" text:min-label-width="0.635cm"/>
        <style:text-properties style:font-name="Wingdings"/>
      </text:list-level-style-bullet>
      <text:list-level-style-bullet text:level="7" text:style-name="WW8Num119z0" style:num-suffix="." text:bullet-char="">
        <style:list-level-properties text:space-before="8.255cm" text:min-label-width="0.635cm"/>
        <style:text-properties style:font-name="Symbol"/>
      </text:list-level-style-bullet>
      <text:list-level-style-bullet text:level="8" text:style-name="WW8Num119z1" style:num-suffix="." text:bullet-char="o">
        <style:list-level-properties text:space-before="9.525cm" text:min-label-width="0.635cm"/>
        <style:text-properties style:font-name="Courier New1"/>
      </text:list-level-style-bullet>
      <text:list-level-style-bullet text:level="9" text:style-name="WW8Num1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style:num-suffix="." text:bullet-char="">
        <style:list-level-properties text:space-before="0.635cm" text:min-label-width="0.635cm"/>
        <style:text-properties style:font-name="Symbol"/>
      </text:list-level-style-bullet>
      <text:list-level-style-bullet text:level="2" text:style-name="WW8Num120z1" style:num-suffix="." text:bullet-char="o">
        <style:list-level-properties text:space-before="1.905cm" text:min-label-width="0.635cm"/>
        <style:text-properties style:font-name="Courier New1"/>
      </text:list-level-style-bullet>
      <text:list-level-style-bullet text:level="3" text:style-name="WW8Num120z2" style:num-suffix="." text:bullet-char="">
        <style:list-level-properties text:space-before="3.175cm" text:min-label-width="0.635cm"/>
        <style:text-properties style:font-name="Wingdings"/>
      </text:list-level-style-bullet>
      <text:list-level-style-bullet text:level="4" text:style-name="WW8Num120z0" style:num-suffix="." text:bullet-char="">
        <style:list-level-properties text:space-before="4.445cm" text:min-label-width="0.635cm"/>
        <style:text-properties style:font-name="Symbol"/>
      </text:list-level-style-bullet>
      <text:list-level-style-bullet text:level="5" text:style-name="WW8Num120z1" style:num-suffix="." text:bullet-char="o">
        <style:list-level-properties text:space-before="5.715cm" text:min-label-width="0.635cm"/>
        <style:text-properties style:font-name="Courier New1"/>
      </text:list-level-style-bullet>
      <text:list-level-style-bullet text:level="6" text:style-name="WW8Num120z2" style:num-suffix="." text:bullet-char="">
        <style:list-level-properties text:space-before="6.985cm" text:min-label-width="0.635cm"/>
        <style:text-properties style:font-name="Wingdings"/>
      </text:list-level-style-bullet>
      <text:list-level-style-bullet text:level="7" text:style-name="WW8Num120z0" style:num-suffix="." text:bullet-char="">
        <style:list-level-properties text:space-before="8.255cm" text:min-label-width="0.635cm"/>
        <style:text-properties style:font-name="Symbol"/>
      </text:list-level-style-bullet>
      <text:list-level-style-bullet text:level="8" text:style-name="WW8Num120z1" style:num-suffix="." text:bullet-char="o">
        <style:list-level-properties text:space-before="9.525cm" text:min-label-width="0.635cm"/>
        <style:text-properties style:font-name="Courier New1"/>
      </text:list-level-style-bullet>
      <text:list-level-style-bullet text:level="9" text:style-name="WW8Num1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bullet text:level="2" text:style-name="WW8Num122z1" style:num-suffix="." text:bullet-char="o">
        <style:list-level-properties text:space-before="1.27cm" text:min-label-width="0.635cm"/>
        <style:text-properties style:font-name="Courier New1"/>
      </text:list-level-style-bullet>
      <text:list-level-style-bullet text:level="3" text:style-name="WW8Num122z2" style:num-suffix="." text:bullet-char="">
        <style:list-level-properties text:space-before="2.54cm" text:min-label-width="0.635cm"/>
        <style:text-properties style:font-name="Wingdings"/>
      </text:list-level-style-bullet>
      <text:list-level-style-bullet text:level="4" text:style-name="WW8Num122z0" style:num-suffix="." text:bullet-char="">
        <style:list-level-properties text:space-before="3.81cm" text:min-label-width="0.635cm"/>
        <style:text-properties style:font-name="Symbol"/>
      </text:list-level-style-bullet>
      <text:list-level-style-bullet text:level="5" text:style-name="WW8Num122z1" style:num-suffix="." text:bullet-char="o">
        <style:list-level-properties text:space-before="5.08cm" text:min-label-width="0.635cm"/>
        <style:text-properties style:font-name="Courier New1"/>
      </text:list-level-style-bullet>
      <text:list-level-style-bullet text:level="6" text:style-name="WW8Num122z2" style:num-suffix="." text:bullet-char="">
        <style:list-level-properties text:space-before="6.35cm" text:min-label-width="0.635cm"/>
        <style:text-properties style:font-name="Wingdings"/>
      </text:list-level-style-bullet>
      <text:list-level-style-bullet text:level="7" text:style-name="WW8Num122z0" style:num-suffix="." text:bullet-char="">
        <style:list-level-properties text:space-before="7.62cm" text:min-label-width="0.635cm"/>
        <style:text-properties style:font-name="Symbol"/>
      </text:list-level-style-bullet>
      <text:list-level-style-bullet text:level="8" text:style-name="WW8Num122z1" style:num-suffix="." text:bullet-char="o">
        <style:list-level-properties text:space-before="8.89cm" text:min-label-width="0.635cm"/>
        <style:text-properties style:font-name="Courier New1"/>
      </text:list-level-style-bullet>
      <text:list-level-style-bullet text:level="9" text:style-name="WW8Num12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bullet text:level="1" text:style-name="WW8Num123z0" style:num-suffix="." text:bullet-char="">
        <style:list-level-properties text:space-before="0.635cm" text:min-label-width="0.635cm"/>
        <style:text-properties style:font-name="Symbol"/>
      </text:list-level-style-bullet>
      <text:list-level-style-bullet text:level="2" text:style-name="WW8Num123z1" style:num-suffix="." text:bullet-char="o">
        <style:list-level-properties text:space-before="1.905cm" text:min-label-width="0.635cm"/>
        <style:text-properties style:font-name="Courier New1"/>
      </text:list-level-style-bullet>
      <text:list-level-style-bullet text:level="3" text:style-name="WW8Num123z2" style:num-suffix="." text:bullet-char="">
        <style:list-level-properties text:space-before="3.175cm" text:min-label-width="0.635cm"/>
        <style:text-properties style:font-name="Wingdings"/>
      </text:list-level-style-bullet>
      <text:list-level-style-bullet text:level="4" text:style-name="WW8Num123z0" style:num-suffix="." text:bullet-char="">
        <style:list-level-properties text:space-before="4.445cm" text:min-label-width="0.635cm"/>
        <style:text-properties style:font-name="Symbol"/>
      </text:list-level-style-bullet>
      <text:list-level-style-bullet text:level="5" text:style-name="WW8Num123z1" style:num-suffix="." text:bullet-char="o">
        <style:list-level-properties text:space-before="5.715cm" text:min-label-width="0.635cm"/>
        <style:text-properties style:font-name="Courier New1"/>
      </text:list-level-style-bullet>
      <text:list-level-style-bullet text:level="6" text:style-name="WW8Num123z2" style:num-suffix="." text:bullet-char="">
        <style:list-level-properties text:space-before="6.985cm" text:min-label-width="0.635cm"/>
        <style:text-properties style:font-name="Wingdings"/>
      </text:list-level-style-bullet>
      <text:list-level-style-bullet text:level="7" text:style-name="WW8Num123z0" style:num-suffix="." text:bullet-char="">
        <style:list-level-properties text:space-before="8.255cm" text:min-label-width="0.635cm"/>
        <style:text-properties style:font-name="Symbol"/>
      </text:list-level-style-bullet>
      <text:list-level-style-bullet text:level="8" text:style-name="WW8Num123z1" style:num-suffix="." text:bullet-char="o">
        <style:list-level-properties text:space-before="9.525cm" text:min-label-width="0.635cm"/>
        <style:text-properties style:font-name="Courier New1"/>
      </text:list-level-style-bullet>
      <text:list-level-style-bullet text:level="9" text:style-name="WW8Num1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4" text:consecutive-numbering="true">
      <text:list-level-style-bullet text:level="1" text:style-name="WW8Num124z0" style:num-suffix="." text:bullet-char="-">
        <style:list-level-properties text:space-before="0.635cm" text:min-label-width="0.635cm"/>
        <style:text-properties style:font-name="Verdana"/>
      </text:list-level-style-bullet>
      <text:list-level-style-bullet text:level="2" text:style-name="WW8Num124z1" style:num-suffix="." text:bullet-char="o">
        <style:list-level-properties text:space-before="1.905cm" text:min-label-width="0.635cm"/>
        <style:text-properties style:font-name="Courier New1"/>
      </text:list-level-style-bullet>
      <text:list-level-style-bullet text:level="3" text:style-name="WW8Num124z2" style:num-suffix="." text:bullet-char="">
        <style:list-level-properties text:space-before="3.175cm" text:min-label-width="0.635cm"/>
        <style:text-properties style:font-name="Wingdings"/>
      </text:list-level-style-bullet>
      <text:list-level-style-bullet text:level="4" text:style-name="WW8Num124z3" style:num-suffix="." text:bullet-char="">
        <style:list-level-properties text:space-before="4.445cm" text:min-label-width="0.635cm"/>
        <style:text-properties style:font-name="Symbol"/>
      </text:list-level-style-bullet>
      <text:list-level-style-bullet text:level="5" text:style-name="WW8Num124z1" style:num-suffix="." text:bullet-char="o">
        <style:list-level-properties text:space-before="5.715cm" text:min-label-width="0.635cm"/>
        <style:text-properties style:font-name="Courier New1"/>
      </text:list-level-style-bullet>
      <text:list-level-style-bullet text:level="6" text:style-name="WW8Num124z2" style:num-suffix="." text:bullet-char="">
        <style:list-level-properties text:space-before="6.985cm" text:min-label-width="0.635cm"/>
        <style:text-properties style:font-name="Wingdings"/>
      </text:list-level-style-bullet>
      <text:list-level-style-bullet text:level="7" text:style-name="WW8Num124z3" style:num-suffix="." text:bullet-char="">
        <style:list-level-properties text:space-before="8.255cm" text:min-label-width="0.635cm"/>
        <style:text-properties style:font-name="Symbol"/>
      </text:list-level-style-bullet>
      <text:list-level-style-bullet text:level="8" text:style-name="WW8Num124z1" style:num-suffix="." text:bullet-char="o">
        <style:list-level-properties text:space-before="9.525cm" text:min-label-width="0.635cm"/>
        <style:text-properties style:font-name="Courier New1"/>
      </text:list-level-style-bullet>
      <text:list-level-style-bullet text:level="9" text:style-name="WW8Num1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style:num-suffix="." text:bullet-char="">
        <style:list-level-properties text:min-label-width="0.635cm"/>
        <style:text-properties style:font-name="Symbol"/>
      </text:list-level-style-bullet>
      <text:list-level-style-bullet text:level="2" text:style-name="WW8Num126z1" style:num-suffix="." text:bullet-char="o">
        <style:list-level-properties text:space-before="1.27cm" text:min-label-width="0.635cm"/>
        <style:text-properties style:font-name="Courier New1"/>
      </text:list-level-style-bullet>
      <text:list-level-style-bullet text:level="3" text:style-name="WW8Num126z2" style:num-suffix="." text:bullet-char="">
        <style:list-level-properties text:space-before="2.54cm" text:min-label-width="0.635cm"/>
        <style:text-properties style:font-name="Wingdings"/>
      </text:list-level-style-bullet>
      <text:list-level-style-bullet text:level="4" text:style-name="WW8Num126z0" style:num-suffix="." text:bullet-char="">
        <style:list-level-properties text:space-before="3.81cm" text:min-label-width="0.635cm"/>
        <style:text-properties style:font-name="Symbol"/>
      </text:list-level-style-bullet>
      <text:list-level-style-bullet text:level="5" text:style-name="WW8Num126z1" style:num-suffix="." text:bullet-char="o">
        <style:list-level-properties text:space-before="5.08cm" text:min-label-width="0.635cm"/>
        <style:text-properties style:font-name="Courier New1"/>
      </text:list-level-style-bullet>
      <text:list-level-style-bullet text:level="6" text:style-name="WW8Num126z2" style:num-suffix="." text:bullet-char="">
        <style:list-level-properties text:space-before="6.35cm" text:min-label-width="0.635cm"/>
        <style:text-properties style:font-name="Wingdings"/>
      </text:list-level-style-bullet>
      <text:list-level-style-bullet text:level="7" text:style-name="WW8Num126z0" style:num-suffix="." text:bullet-char="">
        <style:list-level-properties text:space-before="7.62cm" text:min-label-width="0.635cm"/>
        <style:text-properties style:font-name="Symbol"/>
      </text:list-level-style-bullet>
      <text:list-level-style-bullet text:level="8" text:style-name="WW8Num126z1" style:num-suffix="." text:bullet-char="o">
        <style:list-level-properties text:space-before="8.89cm" text:min-label-width="0.635cm"/>
        <style:text-properties style:font-name="Courier New1"/>
      </text:list-level-style-bullet>
      <text:list-level-style-bullet text:level="9" text:style-name="WW8Num1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style:num-suffix="." text:bullet-char="o">
        <style:list-level-properties text:space-before="1.905cm" text:min-label-width="0.635cm"/>
        <style:text-properties style:font-name="Courier New1"/>
      </text:list-level-style-bullet>
      <text:list-level-style-bullet text:level="2" text:style-name="WW8Num129z1" style:num-suffix="." text:bullet-char="o">
        <style:list-level-properties text:space-before="1.905cm" text:min-label-width="0.635cm"/>
        <style:text-properties style:font-name="Courier New1"/>
      </text:list-level-style-bullet>
      <text:list-level-style-bullet text:level="3" text:style-name="WW8Num129z2" style:num-suffix="." text:bullet-char="">
        <style:list-level-properties text:space-before="3.175cm" text:min-label-width="0.635cm"/>
        <style:text-properties style:font-name="Wingdings"/>
      </text:list-level-style-bullet>
      <text:list-level-style-bullet text:level="4" text:style-name="WW8Num129z3" style:num-suffix="." text:bullet-char="">
        <style:list-level-properties text:space-before="4.445cm" text:min-label-width="0.635cm"/>
        <style:text-properties style:font-name="Symbol"/>
      </text:list-level-style-bullet>
      <text:list-level-style-bullet text:level="5" text:style-name="WW8Num129z1" style:num-suffix="." text:bullet-char="o">
        <style:list-level-properties text:space-before="5.715cm" text:min-label-width="0.635cm"/>
        <style:text-properties style:font-name="Courier New1"/>
      </text:list-level-style-bullet>
      <text:list-level-style-bullet text:level="6" text:style-name="WW8Num129z2" style:num-suffix="." text:bullet-char="">
        <style:list-level-properties text:space-before="6.985cm" text:min-label-width="0.635cm"/>
        <style:text-properties style:font-name="Wingdings"/>
      </text:list-level-style-bullet>
      <text:list-level-style-bullet text:level="7" text:style-name="WW8Num129z3" style:num-suffix="." text:bullet-char="">
        <style:list-level-properties text:space-before="8.255cm" text:min-label-width="0.635cm"/>
        <style:text-properties style:font-name="Symbol"/>
      </text:list-level-style-bullet>
      <text:list-level-style-bullet text:level="8" text:style-name="WW8Num129z1" style:num-suffix="." text:bullet-char="o">
        <style:list-level-properties text:space-before="9.525cm" text:min-label-width="0.635cm"/>
        <style:text-properties style:font-name="Courier New1"/>
      </text:list-level-style-bullet>
      <text:list-level-style-bullet text:level="9" text:style-name="WW8Num1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bullet text:level="1" text:style-name="WW8Num132z0" style:num-suffix="." text:bullet-char="">
        <style:list-level-properties text:space-before="0.635cm" text:min-label-width="0.635cm"/>
        <style:text-properties style:font-name="Symbol"/>
      </text:list-level-style-bullet>
      <text:list-level-style-bullet text:level="2" text:style-name="WW8Num132z1" style:num-suffix="." text:bullet-char="o">
        <style:list-level-properties text:space-before="1.905cm" text:min-label-width="0.635cm"/>
        <style:text-properties style:font-name="Courier New1"/>
      </text:list-level-style-bullet>
      <text:list-level-style-bullet text:level="3" text:style-name="WW8Num132z2" style:num-suffix="." text:bullet-char="">
        <style:list-level-properties text:space-before="3.175cm" text:min-label-width="0.635cm"/>
        <style:text-properties style:font-name="Wingdings"/>
      </text:list-level-style-bullet>
      <text:list-level-style-bullet text:level="4" text:style-name="WW8Num132z0" style:num-suffix="." text:bullet-char="">
        <style:list-level-properties text:space-before="4.445cm" text:min-label-width="0.635cm"/>
        <style:text-properties style:font-name="Symbol"/>
      </text:list-level-style-bullet>
      <text:list-level-style-bullet text:level="5" text:style-name="WW8Num132z1" style:num-suffix="." text:bullet-char="o">
        <style:list-level-properties text:space-before="5.715cm" text:min-label-width="0.635cm"/>
        <style:text-properties style:font-name="Courier New1"/>
      </text:list-level-style-bullet>
      <text:list-level-style-bullet text:level="6" text:style-name="WW8Num132z2" style:num-suffix="." text:bullet-char="">
        <style:list-level-properties text:space-before="6.985cm" text:min-label-width="0.635cm"/>
        <style:text-properties style:font-name="Wingdings"/>
      </text:list-level-style-bullet>
      <text:list-level-style-bullet text:level="7" text:style-name="WW8Num132z0" style:num-suffix="." text:bullet-char="">
        <style:list-level-properties text:space-before="8.255cm" text:min-label-width="0.635cm"/>
        <style:text-properties style:font-name="Symbol"/>
      </text:list-level-style-bullet>
      <text:list-level-style-bullet text:level="8" text:style-name="WW8Num132z1" style:num-suffix="." text:bullet-char="o">
        <style:list-level-properties text:space-before="9.525cm" text:min-label-width="0.635cm"/>
        <style:text-properties style:font-name="Courier New1"/>
      </text:list-level-style-bullet>
      <text:list-level-style-bullet text:level="9" text:style-name="WW8Num1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3">
      <text:list-level-style-bullet text:level="1" text:style-name="WW8Num133z0" style:num-suffix="." text:bullet-char="">
        <style:list-level-properties text:space-before="0.635cm" text:min-label-width="0.635cm"/>
        <style:text-properties style:font-name="Symbol"/>
      </text:list-level-style-bullet>
      <text:list-level-style-bullet text:level="2" text:style-name="WW8Num133z1" style:num-suffix="." text:bullet-char="o">
        <style:list-level-properties text:space-before="1.905cm" text:min-label-width="0.635cm"/>
        <style:text-properties style:font-name="Courier New1"/>
      </text:list-level-style-bullet>
      <text:list-level-style-bullet text:level="3" text:style-name="WW8Num133z2" style:num-suffix="." text:bullet-char="">
        <style:list-level-properties text:space-before="3.175cm" text:min-label-width="0.635cm"/>
        <style:text-properties style:font-name="Wingdings"/>
      </text:list-level-style-bullet>
      <text:list-level-style-bullet text:level="4" text:style-name="WW8Num133z0" style:num-suffix="." text:bullet-char="">
        <style:list-level-properties text:space-before="4.445cm" text:min-label-width="0.635cm"/>
        <style:text-properties style:font-name="Symbol"/>
      </text:list-level-style-bullet>
      <text:list-level-style-bullet text:level="5" text:style-name="WW8Num133z1" style:num-suffix="." text:bullet-char="o">
        <style:list-level-properties text:space-before="5.715cm" text:min-label-width="0.635cm"/>
        <style:text-properties style:font-name="Courier New1"/>
      </text:list-level-style-bullet>
      <text:list-level-style-bullet text:level="6" text:style-name="WW8Num133z2" style:num-suffix="." text:bullet-char="">
        <style:list-level-properties text:space-before="6.985cm" text:min-label-width="0.635cm"/>
        <style:text-properties style:font-name="Wingdings"/>
      </text:list-level-style-bullet>
      <text:list-level-style-bullet text:level="7" text:style-name="WW8Num133z0" style:num-suffix="." text:bullet-char="">
        <style:list-level-properties text:space-before="8.255cm" text:min-label-width="0.635cm"/>
        <style:text-properties style:font-name="Symbol"/>
      </text:list-level-style-bullet>
      <text:list-level-style-bullet text:level="8" text:style-name="WW8Num133z1" style:num-suffix="." text:bullet-char="o">
        <style:list-level-properties text:space-before="9.525cm" text:min-label-width="0.635cm"/>
        <style:text-properties style:font-name="Courier New1"/>
      </text:list-level-style-bullet>
      <text:list-level-style-bullet text:level="9" text:style-name="WW8Num1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bullet text:level="2" text:style-name="WW8Num134z1" style:num-suffix="." text:bullet-char="o">
        <style:list-level-properties text:space-before="1.27cm" text:min-label-width="0.635cm"/>
        <style:text-properties style:font-name="Courier New1"/>
      </text:list-level-style-bullet>
      <text:list-level-style-bullet text:level="3" text:style-name="WW8Num134z2" style:num-suffix="." text:bullet-char="">
        <style:list-level-properties text:space-before="2.54cm" text:min-label-width="0.635cm"/>
        <style:text-properties style:font-name="Wingdings"/>
      </text:list-level-style-bullet>
      <text:list-level-style-bullet text:level="4" text:style-name="WW8Num134z0" style:num-suffix="." text:bullet-char="">
        <style:list-level-properties text:space-before="3.81cm" text:min-label-width="0.635cm"/>
        <style:text-properties style:font-name="Symbol"/>
      </text:list-level-style-bullet>
      <text:list-level-style-bullet text:level="5" text:style-name="WW8Num134z1" style:num-suffix="." text:bullet-char="o">
        <style:list-level-properties text:space-before="5.08cm" text:min-label-width="0.635cm"/>
        <style:text-properties style:font-name="Courier New1"/>
      </text:list-level-style-bullet>
      <text:list-level-style-bullet text:level="6" text:style-name="WW8Num134z2" style:num-suffix="." text:bullet-char="">
        <style:list-level-properties text:space-before="6.35cm" text:min-label-width="0.635cm"/>
        <style:text-properties style:font-name="Wingdings"/>
      </text:list-level-style-bullet>
      <text:list-level-style-bullet text:level="7" text:style-name="WW8Num134z0" style:num-suffix="." text:bullet-char="">
        <style:list-level-properties text:space-before="7.62cm" text:min-label-width="0.635cm"/>
        <style:text-properties style:font-name="Symbol"/>
      </text:list-level-style-bullet>
      <text:list-level-style-bullet text:level="8" text:style-name="WW8Num134z1" style:num-suffix="." text:bullet-char="o">
        <style:list-level-properties text:space-before="8.89cm" text:min-label-width="0.635cm"/>
        <style:text-properties style:font-name="Courier New1"/>
      </text:list-level-style-bullet>
      <text:list-level-style-bullet text:level="9" text:style-name="WW8Num13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style:num-suffix="." text:bullet-char="-">
        <style:list-level-properties text:space-before="0.635cm" text:min-label-width="0.635cm"/>
        <style:text-properties style:font-name="Verdana"/>
      </text:list-level-style-bullet>
      <text:list-level-style-bullet text:level="2" text:style-name="WW8Num135z1" style:num-suffix="." text:bullet-char="o">
        <style:list-level-properties text:space-before="1.905cm" text:min-label-width="0.635cm"/>
        <style:text-properties style:font-name="Courier New1"/>
      </text:list-level-style-bullet>
      <text:list-level-style-bullet text:level="3" text:style-name="WW8Num135z2" style:num-suffix="." text:bullet-char="">
        <style:list-level-properties text:space-before="3.175cm" text:min-label-width="0.635cm"/>
        <style:text-properties style:font-name="Wingdings"/>
      </text:list-level-style-bullet>
      <text:list-level-style-bullet text:level="4" text:style-name="WW8Num135z3" style:num-suffix="." text:bullet-char="">
        <style:list-level-properties text:space-before="4.445cm" text:min-label-width="0.635cm"/>
        <style:text-properties style:font-name="Symbol"/>
      </text:list-level-style-bullet>
      <text:list-level-style-bullet text:level="5" text:style-name="WW8Num135z1" style:num-suffix="." text:bullet-char="o">
        <style:list-level-properties text:space-before="5.715cm" text:min-label-width="0.635cm"/>
        <style:text-properties style:font-name="Courier New1"/>
      </text:list-level-style-bullet>
      <text:list-level-style-bullet text:level="6" text:style-name="WW8Num135z2" style:num-suffix="." text:bullet-char="">
        <style:list-level-properties text:space-before="6.985cm" text:min-label-width="0.635cm"/>
        <style:text-properties style:font-name="Wingdings"/>
      </text:list-level-style-bullet>
      <text:list-level-style-bullet text:level="7" text:style-name="WW8Num135z3" style:num-suffix="." text:bullet-char="">
        <style:list-level-properties text:space-before="8.255cm" text:min-label-width="0.635cm"/>
        <style:text-properties style:font-name="Symbol"/>
      </text:list-level-style-bullet>
      <text:list-level-style-bullet text:level="8" text:style-name="WW8Num135z1" style:num-suffix="." text:bullet-char="o">
        <style:list-level-properties text:space-before="9.525cm" text:min-label-width="0.635cm"/>
        <style:text-properties style:font-name="Courier New1"/>
      </text:list-level-style-bullet>
      <text:list-level-style-bullet text:level="9" text:style-name="WW8Num1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style:num-suffix="." text:bullet-char="">
        <style:list-level-properties text:space-before="1.27cm" text:min-label-width="0.635cm"/>
        <style:text-properties style:font-name="Symbol"/>
      </text:list-level-style-bullet>
      <text:list-level-style-bullet text:level="2" text:style-name="WW8Num136z1" style:num-suffix="." text:bullet-char="o">
        <style:list-level-properties text:space-before="2.54cm" text:min-label-width="0.635cm"/>
        <style:text-properties style:font-name="Courier New1"/>
      </text:list-level-style-bullet>
      <text:list-level-style-bullet text:level="3" text:style-name="WW8Num136z2" style:num-suffix="." text:bullet-char="">
        <style:list-level-properties text:space-before="3.81cm" text:min-label-width="0.635cm"/>
        <style:text-properties style:font-name="Wingdings"/>
      </text:list-level-style-bullet>
      <text:list-level-style-bullet text:level="4" text:style-name="WW8Num136z0" style:num-suffix="." text:bullet-char="">
        <style:list-level-properties text:space-before="5.08cm" text:min-label-width="0.635cm"/>
        <style:text-properties style:font-name="Symbol"/>
      </text:list-level-style-bullet>
      <text:list-level-style-bullet text:level="5" text:style-name="WW8Num136z1" style:num-suffix="." text:bullet-char="o">
        <style:list-level-properties text:space-before="6.35cm" text:min-label-width="0.635cm"/>
        <style:text-properties style:font-name="Courier New1"/>
      </text:list-level-style-bullet>
      <text:list-level-style-bullet text:level="6" text:style-name="WW8Num136z2" style:num-suffix="." text:bullet-char="">
        <style:list-level-properties text:space-before="7.62cm" text:min-label-width="0.635cm"/>
        <style:text-properties style:font-name="Wingdings"/>
      </text:list-level-style-bullet>
      <text:list-level-style-bullet text:level="7" text:style-name="WW8Num136z0" style:num-suffix="." text:bullet-char="">
        <style:list-level-properties text:space-before="8.89cm" text:min-label-width="0.635cm"/>
        <style:text-properties style:font-name="Symbol"/>
      </text:list-level-style-bullet>
      <text:list-level-style-bullet text:level="8" text:style-name="WW8Num136z1" style:num-suffix="." text:bullet-char="o">
        <style:list-level-properties text:space-before="10.16cm" text:min-label-width="0.635cm"/>
        <style:text-properties style:font-name="Courier New1"/>
      </text:list-level-style-bullet>
      <text:list-level-style-bullet text:level="9" text:style-name="WW8Num13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bullet text:level="1" text:style-name="WW8Num137z0" style:num-suffix="." text:bullet-char="">
        <style:list-level-properties text:space-before="1.884cm" text:min-label-width="0.635cm"/>
        <style:text-properties style:font-name="Symbol"/>
      </text:list-level-style-bullet>
      <text:list-level-style-bullet text:level="2" text:style-name="WW8Num137z1" style:num-suffix="." text:bullet-char="o">
        <style:list-level-properties text:space-before="3.154cm" text:min-label-width="0.635cm"/>
        <style:text-properties style:font-name="Courier New1"/>
      </text:list-level-style-bullet>
      <text:list-level-style-bullet text:level="3" text:style-name="WW8Num137z2" style:num-suffix="." text:bullet-char="">
        <style:list-level-properties text:space-before="4.424cm" text:min-label-width="0.635cm"/>
        <style:text-properties style:font-name="Wingdings"/>
      </text:list-level-style-bullet>
      <text:list-level-style-bullet text:level="4" text:style-name="WW8Num137z0" style:num-suffix="." text:bullet-char="">
        <style:list-level-properties text:space-before="5.694cm" text:min-label-width="0.635cm"/>
        <style:text-properties style:font-name="Symbol"/>
      </text:list-level-style-bullet>
      <text:list-level-style-bullet text:level="5" text:style-name="WW8Num137z1" style:num-suffix="." text:bullet-char="o">
        <style:list-level-properties text:space-before="6.964cm" text:min-label-width="0.635cm"/>
        <style:text-properties style:font-name="Courier New1"/>
      </text:list-level-style-bullet>
      <text:list-level-style-bullet text:level="6" text:style-name="WW8Num137z2" style:num-suffix="." text:bullet-char="">
        <style:list-level-properties text:space-before="8.234cm" text:min-label-width="0.635cm"/>
        <style:text-properties style:font-name="Wingdings"/>
      </text:list-level-style-bullet>
      <text:list-level-style-bullet text:level="7" text:style-name="WW8Num137z0" style:num-suffix="." text:bullet-char="">
        <style:list-level-properties text:space-before="9.504cm" text:min-label-width="0.635cm"/>
        <style:text-properties style:font-name="Symbol"/>
      </text:list-level-style-bullet>
      <text:list-level-style-bullet text:level="8" text:style-name="WW8Num137z1" style:num-suffix="." text:bullet-char="o">
        <style:list-level-properties text:space-before="10.774cm" text:min-label-width="0.635cm"/>
        <style:text-properties style:font-name="Courier New1"/>
      </text:list-level-style-bullet>
      <text:list-level-style-bullet text:level="9" text:style-name="WW8Num137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8" text:consecutive-numbering="true">
      <text:list-level-style-bullet text:level="1" text:style-name="WW8Num138z0" style:num-suffix="." text:bullet-char="o">
        <style:list-level-properties text:space-before="0.635cm" text:min-label-width="0.635cm"/>
        <style:text-properties style:font-name="Courier New1"/>
      </text:list-level-style-bullet>
      <text:list-level-style-bullet text:level="2" text:style-name="WW8Num138z1" style:num-suffix="." text:bullet-char="o">
        <style:list-level-properties text:space-before="0.635cm" text:min-label-width="0.635cm"/>
        <style:text-properties style:font-name="Courier New1"/>
      </text:list-level-style-bullet>
      <text:list-level-style-bullet text:level="3" text:style-name="WW8Num138z2" style:num-suffix="." text:bullet-char="">
        <style:list-level-properties text:space-before="1.905cm" text:min-label-width="0.635cm"/>
        <style:text-properties style:font-name="Wingdings"/>
      </text:list-level-style-bullet>
      <text:list-level-style-bullet text:level="4" text:style-name="WW8Num138z3" style:num-suffix="." text:bullet-char="">
        <style:list-level-properties text:space-before="3.175cm" text:min-label-width="0.635cm"/>
        <style:text-properties style:font-name="Symbol"/>
      </text:list-level-style-bullet>
      <text:list-level-style-bullet text:level="5" text:style-name="WW8Num138z1" style:num-suffix="." text:bullet-char="o">
        <style:list-level-properties text:space-before="4.445cm" text:min-label-width="0.635cm"/>
        <style:text-properties style:font-name="Courier New1"/>
      </text:list-level-style-bullet>
      <text:list-level-style-bullet text:level="6" text:style-name="WW8Num138z2" style:num-suffix="." text:bullet-char="">
        <style:list-level-properties text:space-before="5.715cm" text:min-label-width="0.635cm"/>
        <style:text-properties style:font-name="Wingdings"/>
      </text:list-level-style-bullet>
      <text:list-level-style-bullet text:level="7" text:style-name="WW8Num138z3" style:num-suffix="." text:bullet-char="">
        <style:list-level-properties text:space-before="6.985cm" text:min-label-width="0.635cm"/>
        <style:text-properties style:font-name="Symbol"/>
      </text:list-level-style-bullet>
      <text:list-level-style-bullet text:level="8" text:style-name="WW8Num138z1" style:num-suffix="." text:bullet-char="o">
        <style:list-level-properties text:space-before="8.255cm" text:min-label-width="0.635cm"/>
        <style:text-properties style:font-name="Courier New1"/>
      </text:list-level-style-bullet>
      <text:list-level-style-bullet text:level="9" text:style-name="WW8Num138z2" style:num-suffix="."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bullet text:level="2" text:style-name="WW8Num139z1" style:num-suffix="." text:bullet-char="o">
        <style:list-level-properties text:space-before="1.27cm" text:min-label-width="0.635cm"/>
        <style:text-properties style:font-name="Courier New1"/>
      </text:list-level-style-bullet>
      <text:list-level-style-bullet text:level="3" text:style-name="WW8Num139z2" style:num-suffix="." text:bullet-char="">
        <style:list-level-properties text:space-before="2.54cm" text:min-label-width="0.635cm"/>
        <style:text-properties style:font-name="Wingdings"/>
      </text:list-level-style-bullet>
      <text:list-level-style-bullet text:level="4" text:style-name="WW8Num139z0" style:num-suffix="." text:bullet-char="">
        <style:list-level-properties text:space-before="3.81cm" text:min-label-width="0.635cm"/>
        <style:text-properties style:font-name="Symbol"/>
      </text:list-level-style-bullet>
      <text:list-level-style-bullet text:level="5" text:style-name="WW8Num139z1" style:num-suffix="." text:bullet-char="o">
        <style:list-level-properties text:space-before="5.08cm" text:min-label-width="0.635cm"/>
        <style:text-properties style:font-name="Courier New1"/>
      </text:list-level-style-bullet>
      <text:list-level-style-bullet text:level="6" text:style-name="WW8Num139z2" style:num-suffix="." text:bullet-char="">
        <style:list-level-properties text:space-before="6.35cm" text:min-label-width="0.635cm"/>
        <style:text-properties style:font-name="Wingdings"/>
      </text:list-level-style-bullet>
      <text:list-level-style-bullet text:level="7" text:style-name="WW8Num139z0" style:num-suffix="." text:bullet-char="">
        <style:list-level-properties text:space-before="7.62cm" text:min-label-width="0.635cm"/>
        <style:text-properties style:font-name="Symbol"/>
      </text:list-level-style-bullet>
      <text:list-level-style-bullet text:level="8" text:style-name="WW8Num139z1" style:num-suffix="." text:bullet-char="o">
        <style:list-level-properties text:space-before="8.89cm" text:min-label-width="0.635cm"/>
        <style:text-properties style:font-name="Courier New1"/>
      </text:list-level-style-bullet>
      <text:list-level-style-bullet text:level="9" text:style-name="WW8Num13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number text:level="1" text:style-name="WW8Num141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bullet text:level="1" text:style-name="WW8Num143z0" style:num-suffix="." text:bullet-char="">
        <style:list-level-properties text:space-before="0.635cm" text:min-label-width="0.635cm"/>
        <style:text-properties style:font-name="Symbol"/>
      </text:list-level-style-bullet>
      <text:list-level-style-bullet text:level="2" text:style-name="WW8Num143z1" style:num-suffix="." text:bullet-char="o">
        <style:list-level-properties text:space-before="1.905cm" text:min-label-width="0.635cm"/>
        <style:text-properties style:font-name="Courier New1"/>
      </text:list-level-style-bullet>
      <text:list-level-style-bullet text:level="3" text:style-name="WW8Num143z2" style:num-suffix="." text:bullet-char="">
        <style:list-level-properties text:space-before="3.175cm" text:min-label-width="0.635cm"/>
        <style:text-properties style:font-name="Wingdings"/>
      </text:list-level-style-bullet>
      <text:list-level-style-bullet text:level="4" text:style-name="WW8Num143z0" style:num-suffix="." text:bullet-char="">
        <style:list-level-properties text:space-before="4.445cm" text:min-label-width="0.635cm"/>
        <style:text-properties style:font-name="Symbol"/>
      </text:list-level-style-bullet>
      <text:list-level-style-bullet text:level="5" text:style-name="WW8Num143z1" style:num-suffix="." text:bullet-char="o">
        <style:list-level-properties text:space-before="5.715cm" text:min-label-width="0.635cm"/>
        <style:text-properties style:font-name="Courier New1"/>
      </text:list-level-style-bullet>
      <text:list-level-style-bullet text:level="6" text:style-name="WW8Num143z2" style:num-suffix="." text:bullet-char="">
        <style:list-level-properties text:space-before="6.985cm" text:min-label-width="0.635cm"/>
        <style:text-properties style:font-name="Wingdings"/>
      </text:list-level-style-bullet>
      <text:list-level-style-bullet text:level="7" text:style-name="WW8Num143z0" style:num-suffix="." text:bullet-char="">
        <style:list-level-properties text:space-before="8.255cm" text:min-label-width="0.635cm"/>
        <style:text-properties style:font-name="Symbol"/>
      </text:list-level-style-bullet>
      <text:list-level-style-bullet text:level="8" text:style-name="WW8Num143z1" style:num-suffix="." text:bullet-char="o">
        <style:list-level-properties text:space-before="9.525cm" text:min-label-width="0.635cm"/>
        <style:text-properties style:font-name="Courier New1"/>
      </text:list-level-style-bullet>
      <text:list-level-style-bullet text:level="9" text:style-name="WW8Num1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style:num-suffix="." text:bullet-char="-">
        <style:list-level-properties text:space-before="0.635cm" text:min-label-width="0.635cm"/>
        <style:text-properties style:font-name="Verdana"/>
      </text:list-level-style-bullet>
      <text:list-level-style-bullet text:level="2" text:style-name="WW8Num145z1" style:num-suffix="." text:bullet-char="o">
        <style:list-level-properties text:space-before="1.905cm" text:min-label-width="0.635cm"/>
        <style:text-properties style:font-name="Courier New1"/>
      </text:list-level-style-bullet>
      <text:list-level-style-bullet text:level="3" text:style-name="WW8Num145z2" style:num-suffix="." text:bullet-char="">
        <style:list-level-properties text:space-before="3.175cm" text:min-label-width="0.635cm"/>
        <style:text-properties style:font-name="Wingdings"/>
      </text:list-level-style-bullet>
      <text:list-level-style-bullet text:level="4" text:style-name="WW8Num145z3" style:num-suffix="." text:bullet-char="">
        <style:list-level-properties text:space-before="4.445cm" text:min-label-width="0.635cm"/>
        <style:text-properties style:font-name="Symbol"/>
      </text:list-level-style-bullet>
      <text:list-level-style-bullet text:level="5" text:style-name="WW8Num145z1" style:num-suffix="." text:bullet-char="o">
        <style:list-level-properties text:space-before="5.715cm" text:min-label-width="0.635cm"/>
        <style:text-properties style:font-name="Courier New1"/>
      </text:list-level-style-bullet>
      <text:list-level-style-bullet text:level="6" text:style-name="WW8Num145z2" style:num-suffix="." text:bullet-char="">
        <style:list-level-properties text:space-before="6.985cm" text:min-label-width="0.635cm"/>
        <style:text-properties style:font-name="Wingdings"/>
      </text:list-level-style-bullet>
      <text:list-level-style-bullet text:level="7" text:style-name="WW8Num145z3" style:num-suffix="." text:bullet-char="">
        <style:list-level-properties text:space-before="8.255cm" text:min-label-width="0.635cm"/>
        <style:text-properties style:font-name="Symbol"/>
      </text:list-level-style-bullet>
      <text:list-level-style-bullet text:level="8" text:style-name="WW8Num145z1" style:num-suffix="." text:bullet-char="o">
        <style:list-level-properties text:space-before="9.525cm" text:min-label-width="0.635cm"/>
        <style:text-properties style:font-name="Courier New1"/>
      </text:list-level-style-bullet>
      <text:list-level-style-bullet text:level="9" text:style-name="WW8Num1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bullet text:level="1" text:style-name="WW8Num146z0" style:num-suffix="." text:bullet-char="">
        <style:list-level-properties text:space-before="0.635cm" text:min-label-width="0.635cm"/>
        <style:text-properties style:font-name="Symbol"/>
      </text:list-level-style-bullet>
      <text:list-level-style-bullet text:level="2" text:style-name="WW8Num146z1" style:num-suffix="." text:bullet-char="o">
        <style:list-level-properties text:space-before="1.905cm" text:min-label-width="0.635cm"/>
        <style:text-properties style:font-name="Courier New1"/>
      </text:list-level-style-bullet>
      <text:list-level-style-bullet text:level="3" text:style-name="WW8Num146z2" style:num-suffix="." text:bullet-char="">
        <style:list-level-properties text:space-before="3.175cm" text:min-label-width="0.635cm"/>
        <style:text-properties style:font-name="Wingdings"/>
      </text:list-level-style-bullet>
      <text:list-level-style-bullet text:level="4" text:style-name="WW8Num146z0" style:num-suffix="." text:bullet-char="">
        <style:list-level-properties text:space-before="4.445cm" text:min-label-width="0.635cm"/>
        <style:text-properties style:font-name="Symbol"/>
      </text:list-level-style-bullet>
      <text:list-level-style-bullet text:level="5" text:style-name="WW8Num146z1" style:num-suffix="." text:bullet-char="o">
        <style:list-level-properties text:space-before="5.715cm" text:min-label-width="0.635cm"/>
        <style:text-properties style:font-name="Courier New1"/>
      </text:list-level-style-bullet>
      <text:list-level-style-bullet text:level="6" text:style-name="WW8Num146z2" style:num-suffix="." text:bullet-char="">
        <style:list-level-properties text:space-before="6.985cm" text:min-label-width="0.635cm"/>
        <style:text-properties style:font-name="Wingdings"/>
      </text:list-level-style-bullet>
      <text:list-level-style-bullet text:level="7" text:style-name="WW8Num146z0" style:num-suffix="." text:bullet-char="">
        <style:list-level-properties text:space-before="8.255cm" text:min-label-width="0.635cm"/>
        <style:text-properties style:font-name="Symbol"/>
      </text:list-level-style-bullet>
      <text:list-level-style-bullet text:level="8" text:style-name="WW8Num146z1" style:num-suffix="." text:bullet-char="o">
        <style:list-level-properties text:space-before="9.525cm" text:min-label-width="0.635cm"/>
        <style:text-properties style:font-name="Courier New1"/>
      </text:list-level-style-bullet>
      <text:list-level-style-bullet text:level="9" text:style-name="WW8Num1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bullet text:level="1" text:style-name="WW8Num148z0" style:num-suffix="."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bullet text:level="1" text:style-name="WW8Num151z0" style:num-suffix="." text:bullet-char="">
        <style:list-level-properties text:min-label-width="0.635cm"/>
        <style:text-properties style:font-name="Symbol"/>
      </text:list-level-style-bullet>
      <text:list-level-style-bullet text:level="2" text:style-name="WW8Num151z1" style:num-suffix="." text:bullet-char="o">
        <style:list-level-properties text:space-before="1.27cm" text:min-label-width="0.635cm"/>
        <style:text-properties style:font-name="Courier New1"/>
      </text:list-level-style-bullet>
      <text:list-level-style-bullet text:level="3" text:style-name="WW8Num151z2" style:num-suffix="." text:bullet-char="">
        <style:list-level-properties text:space-before="2.54cm" text:min-label-width="0.635cm"/>
        <style:text-properties style:font-name="Wingdings"/>
      </text:list-level-style-bullet>
      <text:list-level-style-bullet text:level="4" text:style-name="WW8Num151z0" style:num-suffix="." text:bullet-char="">
        <style:list-level-properties text:space-before="3.81cm" text:min-label-width="0.635cm"/>
        <style:text-properties style:font-name="Symbol"/>
      </text:list-level-style-bullet>
      <text:list-level-style-bullet text:level="5" text:style-name="WW8Num151z1" style:num-suffix="." text:bullet-char="o">
        <style:list-level-properties text:space-before="5.08cm" text:min-label-width="0.635cm"/>
        <style:text-properties style:font-name="Courier New1"/>
      </text:list-level-style-bullet>
      <text:list-level-style-bullet text:level="6" text:style-name="WW8Num151z2" style:num-suffix="." text:bullet-char="">
        <style:list-level-properties text:space-before="6.35cm" text:min-label-width="0.635cm"/>
        <style:text-properties style:font-name="Wingdings"/>
      </text:list-level-style-bullet>
      <text:list-level-style-bullet text:level="7" text:style-name="WW8Num151z0" style:num-suffix="." text:bullet-char="">
        <style:list-level-properties text:space-before="7.62cm" text:min-label-width="0.635cm"/>
        <style:text-properties style:font-name="Symbol"/>
      </text:list-level-style-bullet>
      <text:list-level-style-bullet text:level="8" text:style-name="WW8Num151z1" style:num-suffix="." text:bullet-char="o">
        <style:list-level-properties text:space-before="8.89cm" text:min-label-width="0.635cm"/>
        <style:text-properties style:font-name="Courier New1"/>
      </text:list-level-style-bullet>
      <text:list-level-style-bullet text:level="9" text:style-name="WW8Num15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2" text:consecutive-numbering="true">
      <text:list-level-style-bullet text:level="1" text:style-name="WW8Num152z0" style:num-suffix="." text:bullet-char="">
        <style:list-level-properties text:min-label-width="0.635cm"/>
        <style:text-properties style:font-name="Symbol"/>
      </text:list-level-style-bullet>
      <text:list-level-style-bullet text:level="2" text:style-name="WW8Num152z1" style:num-suffix="." text:bullet-char="-">
        <style:list-level-properties text:space-before="1.27cm" text:min-label-width="0.635cm"/>
        <style:text-properties style:font-name="Arial"/>
      </text:list-level-style-bullet>
      <text:list-level-style-bullet text:level="3" text:style-name="WW8Num152z2" style:num-suffix="." text:bullet-char="">
        <style:list-level-properties text:space-before="2.54cm" text:min-label-width="0.635cm"/>
        <style:text-properties style:font-name="Wingdings"/>
      </text:list-level-style-bullet>
      <text:list-level-style-bullet text:level="4" text:style-name="WW8Num152z0" style:num-suffix="." text:bullet-char="">
        <style:list-level-properties text:space-before="3.81cm" text:min-label-width="0.635cm"/>
        <style:text-properties style:font-name="Symbol"/>
      </text:list-level-style-bullet>
      <text:list-level-style-bullet text:level="5" text:style-name="WW8Num152z4" style:num-suffix="." text:bullet-char="o">
        <style:list-level-properties text:space-before="5.08cm" text:min-label-width="0.635cm"/>
        <style:text-properties style:font-name="Courier New1"/>
      </text:list-level-style-bullet>
      <text:list-level-style-bullet text:level="6" text:style-name="WW8Num152z2" style:num-suffix="." text:bullet-char="">
        <style:list-level-properties text:space-before="6.35cm" text:min-label-width="0.635cm"/>
        <style:text-properties style:font-name="Wingdings"/>
      </text:list-level-style-bullet>
      <text:list-level-style-bullet text:level="7" text:style-name="WW8Num152z0" style:num-suffix="." text:bullet-char="">
        <style:list-level-properties text:space-before="7.62cm" text:min-label-width="0.635cm"/>
        <style:text-properties style:font-name="Symbol"/>
      </text:list-level-style-bullet>
      <text:list-level-style-bullet text:level="8" text:style-name="WW8Num152z4" style:num-suffix="." text:bullet-char="o">
        <style:list-level-properties text:space-before="8.89cm" text:min-label-width="0.635cm"/>
        <style:text-properties style:font-name="Courier New1"/>
      </text:list-level-style-bullet>
      <text:list-level-style-bullet text:level="9" text:style-name="WW8Num15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style:num-suffix="." text:bullet-char="">
        <style:list-level-properties text:space-before="1.249cm" text:min-label-width="0.635cm"/>
        <style:text-properties style:font-name="Symbol"/>
      </text:list-level-style-bullet>
      <text:list-level-style-bullet text:level="2" text:style-name="WW8Num153z1" style:num-suffix="." text:bullet-char="o">
        <style:list-level-properties text:space-before="2.519cm" text:min-label-width="0.635cm"/>
        <style:text-properties style:font-name="Courier New1"/>
      </text:list-level-style-bullet>
      <text:list-level-style-bullet text:level="3" text:style-name="WW8Num153z2" style:num-suffix="." text:bullet-char="">
        <style:list-level-properties text:space-before="3.789cm" text:min-label-width="0.635cm"/>
        <style:text-properties style:font-name="Wingdings"/>
      </text:list-level-style-bullet>
      <text:list-level-style-bullet text:level="4" text:style-name="WW8Num153z0" style:num-suffix="." text:bullet-char="">
        <style:list-level-properties text:space-before="5.059cm" text:min-label-width="0.635cm"/>
        <style:text-properties style:font-name="Symbol"/>
      </text:list-level-style-bullet>
      <text:list-level-style-bullet text:level="5" text:style-name="WW8Num153z1" style:num-suffix="." text:bullet-char="o">
        <style:list-level-properties text:space-before="6.329cm" text:min-label-width="0.635cm"/>
        <style:text-properties style:font-name="Courier New1"/>
      </text:list-level-style-bullet>
      <text:list-level-style-bullet text:level="6" text:style-name="WW8Num153z2" style:num-suffix="." text:bullet-char="">
        <style:list-level-properties text:space-before="7.599cm" text:min-label-width="0.635cm"/>
        <style:text-properties style:font-name="Wingdings"/>
      </text:list-level-style-bullet>
      <text:list-level-style-bullet text:level="7" text:style-name="WW8Num153z0" style:num-suffix="." text:bullet-char="">
        <style:list-level-properties text:space-before="8.869cm" text:min-label-width="0.635cm"/>
        <style:text-properties style:font-name="Symbol"/>
      </text:list-level-style-bullet>
      <text:list-level-style-bullet text:level="8" text:style-name="WW8Num153z1" style:num-suffix="." text:bullet-char="o">
        <style:list-level-properties text:space-before="10.139cm" text:min-label-width="0.635cm"/>
        <style:text-properties style:font-name="Courier New1"/>
      </text:list-level-style-bullet>
      <text:list-level-style-bullet text:level="9" text:style-name="WW8Num153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number text:level="1" text:style-name="WW8Num15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style:num-suffix="." text:bullet-char="">
        <style:list-level-properties text:space-before="1.143cm" text:min-label-width="0.635cm"/>
        <style:text-properties style:font-name="Symbol"/>
      </text:list-level-style-bullet>
      <text:list-level-style-bullet text:level="2" text:style-name="WW8Num158z1" style:num-suffix="." text:bullet-char="o">
        <style:list-level-properties text:space-before="2.413cm" text:min-label-width="0.635cm"/>
        <style:text-properties style:font-name="Courier New1"/>
      </text:list-level-style-bullet>
      <text:list-level-style-bullet text:level="3" text:style-name="WW8Num158z2" style:num-suffix="." text:bullet-char="">
        <style:list-level-properties text:space-before="3.683cm" text:min-label-width="0.635cm"/>
        <style:text-properties style:font-name="Wingdings"/>
      </text:list-level-style-bullet>
      <text:list-level-style-bullet text:level="4" text:style-name="WW8Num158z0" style:num-suffix="." text:bullet-char="">
        <style:list-level-properties text:space-before="4.953cm" text:min-label-width="0.635cm"/>
        <style:text-properties style:font-name="Symbol"/>
      </text:list-level-style-bullet>
      <text:list-level-style-bullet text:level="5" text:style-name="WW8Num158z1" style:num-suffix="." text:bullet-char="o">
        <style:list-level-properties text:space-before="6.223cm" text:min-label-width="0.635cm"/>
        <style:text-properties style:font-name="Courier New1"/>
      </text:list-level-style-bullet>
      <text:list-level-style-bullet text:level="6" text:style-name="WW8Num158z2" style:num-suffix="." text:bullet-char="">
        <style:list-level-properties text:space-before="7.493cm" text:min-label-width="0.635cm"/>
        <style:text-properties style:font-name="Wingdings"/>
      </text:list-level-style-bullet>
      <text:list-level-style-bullet text:level="7" text:style-name="WW8Num158z0" style:num-suffix="." text:bullet-char="">
        <style:list-level-properties text:space-before="8.763cm" text:min-label-width="0.635cm"/>
        <style:text-properties style:font-name="Symbol"/>
      </text:list-level-style-bullet>
      <text:list-level-style-bullet text:level="8" text:style-name="WW8Num158z1" style:num-suffix="." text:bullet-char="o">
        <style:list-level-properties text:space-before="10.033cm" text:min-label-width="0.635cm"/>
        <style:text-properties style:font-name="Courier New1"/>
      </text:list-level-style-bullet>
      <text:list-level-style-bullet text:level="9" text:style-name="WW8Num158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style:num-suffix="." text:bullet-char="">
        <style:list-level-properties text:space-before="0.635cm" text:min-label-width="0.635cm"/>
        <style:text-properties style:font-name="Symbol"/>
      </text:list-level-style-bullet>
      <text:list-level-style-bullet text:level="2" text:style-name="WW8Num162z1" style:num-suffix="." text:bullet-char="o">
        <style:list-level-properties text:space-before="1.905cm" text:min-label-width="0.635cm"/>
        <style:text-properties style:font-name="Courier New1"/>
      </text:list-level-style-bullet>
      <text:list-level-style-bullet text:level="3" text:style-name="WW8Num162z2" style:num-suffix="." text:bullet-char="">
        <style:list-level-properties text:space-before="3.175cm" text:min-label-width="0.635cm"/>
        <style:text-properties style:font-name="Wingdings"/>
      </text:list-level-style-bullet>
      <text:list-level-style-bullet text:level="4" text:style-name="WW8Num162z0" style:num-suffix="." text:bullet-char="">
        <style:list-level-properties text:space-before="4.445cm" text:min-label-width="0.635cm"/>
        <style:text-properties style:font-name="Symbol"/>
      </text:list-level-style-bullet>
      <text:list-level-style-bullet text:level="5" text:style-name="WW8Num162z1" style:num-suffix="." text:bullet-char="o">
        <style:list-level-properties text:space-before="5.715cm" text:min-label-width="0.635cm"/>
        <style:text-properties style:font-name="Courier New1"/>
      </text:list-level-style-bullet>
      <text:list-level-style-bullet text:level="6" text:style-name="WW8Num162z2" style:num-suffix="." text:bullet-char="">
        <style:list-level-properties text:space-before="6.985cm" text:min-label-width="0.635cm"/>
        <style:text-properties style:font-name="Wingdings"/>
      </text:list-level-style-bullet>
      <text:list-level-style-bullet text:level="7" text:style-name="WW8Num162z0" style:num-suffix="." text:bullet-char="">
        <style:list-level-properties text:space-before="8.255cm" text:min-label-width="0.635cm"/>
        <style:text-properties style:font-name="Symbol"/>
      </text:list-level-style-bullet>
      <text:list-level-style-bullet text:level="8" text:style-name="WW8Num162z1" style:num-suffix="." text:bullet-char="o">
        <style:list-level-properties text:space-before="9.525cm" text:min-label-width="0.635cm"/>
        <style:text-properties style:font-name="Courier New1"/>
      </text:list-level-style-bullet>
      <text:list-level-style-bullet text:level="9" text:style-name="WW8Num1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3" text:consecutive-numbering="true">
      <text:list-level-style-number text:level="1" text:style-name="WW8Num16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9" text:consecutive-numbering="true">
      <text:list-level-style-bullet text:level="1" text:style-name="WW8Num169z0" style:num-suffix="." text:bullet-char="">
        <style:list-level-properties text:space-before="0.635cm" text:min-label-width="0.635cm"/>
        <style:text-properties style:font-name="Symbol"/>
      </text:list-level-style-bullet>
      <text:list-level-style-bullet text:level="2" text:style-name="WW8Num169z1" style:num-suffix="." text:bullet-char="o">
        <style:list-level-properties text:space-before="1.905cm" text:min-label-width="0.635cm"/>
        <style:text-properties style:font-name="Courier New1"/>
      </text:list-level-style-bullet>
      <text:list-level-style-bullet text:level="3" text:style-name="WW8Num169z2" style:num-suffix="." text:bullet-char="">
        <style:list-level-properties text:space-before="3.175cm" text:min-label-width="0.635cm"/>
        <style:text-properties style:font-name="Wingdings"/>
      </text:list-level-style-bullet>
      <text:list-level-style-bullet text:level="4" text:style-name="WW8Num169z0" style:num-suffix="." text:bullet-char="">
        <style:list-level-properties text:space-before="4.445cm" text:min-label-width="0.635cm"/>
        <style:text-properties style:font-name="Symbol"/>
      </text:list-level-style-bullet>
      <text:list-level-style-bullet text:level="5" text:style-name="WW8Num169z1" style:num-suffix="." text:bullet-char="o">
        <style:list-level-properties text:space-before="5.715cm" text:min-label-width="0.635cm"/>
        <style:text-properties style:font-name="Courier New1"/>
      </text:list-level-style-bullet>
      <text:list-level-style-bullet text:level="6" text:style-name="WW8Num169z2" style:num-suffix="." text:bullet-char="">
        <style:list-level-properties text:space-before="6.985cm" text:min-label-width="0.635cm"/>
        <style:text-properties style:font-name="Wingdings"/>
      </text:list-level-style-bullet>
      <text:list-level-style-bullet text:level="7" text:style-name="WW8Num169z0" style:num-suffix="." text:bullet-char="">
        <style:list-level-properties text:space-before="8.255cm" text:min-label-width="0.635cm"/>
        <style:text-properties style:font-name="Symbol"/>
      </text:list-level-style-bullet>
      <text:list-level-style-bullet text:level="8" text:style-name="WW8Num169z1" style:num-suffix="." text:bullet-char="o">
        <style:list-level-properties text:space-before="9.525cm" text:min-label-width="0.635cm"/>
        <style:text-properties style:font-name="Courier New1"/>
      </text:list-level-style-bullet>
      <text:list-level-style-bullet text:level="9" text:style-name="WW8Num16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1" text:consecutive-numbering="true">
      <text:list-level-style-bullet text:level="1" text:style-name="WW8Num171z0" style:num-suffix="." text:bullet-char="">
        <style:list-level-properties text:space-before="0.635cm" text:min-label-width="0.635cm"/>
        <style:text-properties style:font-name="Symbol"/>
      </text:list-level-style-bullet>
      <text:list-level-style-bullet text:level="2" text:style-name="WW8Num171z1" style:num-suffix="." text:bullet-char="o">
        <style:list-level-properties text:space-before="1.905cm" text:min-label-width="0.635cm"/>
        <style:text-properties style:font-name="Courier New1"/>
      </text:list-level-style-bullet>
      <text:list-level-style-bullet text:level="3" text:style-name="WW8Num171z2" style:num-suffix="." text:bullet-char="">
        <style:list-level-properties text:space-before="3.175cm" text:min-label-width="0.635cm"/>
        <style:text-properties style:font-name="Wingdings"/>
      </text:list-level-style-bullet>
      <text:list-level-style-bullet text:level="4" text:style-name="WW8Num171z0" style:num-suffix="." text:bullet-char="">
        <style:list-level-properties text:space-before="4.445cm" text:min-label-width="0.635cm"/>
        <style:text-properties style:font-name="Symbol"/>
      </text:list-level-style-bullet>
      <text:list-level-style-bullet text:level="5" text:style-name="WW8Num171z1" style:num-suffix="." text:bullet-char="o">
        <style:list-level-properties text:space-before="5.715cm" text:min-label-width="0.635cm"/>
        <style:text-properties style:font-name="Courier New1"/>
      </text:list-level-style-bullet>
      <text:list-level-style-bullet text:level="6" text:style-name="WW8Num171z2" style:num-suffix="." text:bullet-char="">
        <style:list-level-properties text:space-before="6.985cm" text:min-label-width="0.635cm"/>
        <style:text-properties style:font-name="Wingdings"/>
      </text:list-level-style-bullet>
      <text:list-level-style-bullet text:level="7" text:style-name="WW8Num171z0" style:num-suffix="." text:bullet-char="">
        <style:list-level-properties text:space-before="8.255cm" text:min-label-width="0.635cm"/>
        <style:text-properties style:font-name="Symbol"/>
      </text:list-level-style-bullet>
      <text:list-level-style-bullet text:level="8" text:style-name="WW8Num171z1" style:num-suffix="." text:bullet-char="o">
        <style:list-level-properties text:space-before="9.525cm" text:min-label-width="0.635cm"/>
        <style:text-properties style:font-name="Courier New1"/>
      </text:list-level-style-bullet>
      <text:list-level-style-bullet text:level="9" text:style-name="WW8Num1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3" text:consecutive-numbering="true">
      <text:list-level-style-bullet text:level="1" text:style-name="WW8Num173z0" style:num-suffix="." text:bullet-char="">
        <style:list-level-properties text:space-before="0.635cm" text:min-label-width="0.635cm"/>
        <style:text-properties style:font-name="Symbol"/>
      </text:list-level-style-bullet>
      <text:list-level-style-bullet text:level="2" text:style-name="WW8Num173z1" style:num-suffix="." text:bullet-char="o">
        <style:list-level-properties text:space-before="1.905cm" text:min-label-width="0.635cm"/>
        <style:text-properties style:font-name="Courier New1"/>
      </text:list-level-style-bullet>
      <text:list-level-style-bullet text:level="3" text:style-name="WW8Num173z2" style:num-suffix="." text:bullet-char="">
        <style:list-level-properties text:space-before="3.175cm" text:min-label-width="0.635cm"/>
        <style:text-properties style:font-name="Wingdings"/>
      </text:list-level-style-bullet>
      <text:list-level-style-bullet text:level="4" text:style-name="WW8Num173z0" style:num-suffix="." text:bullet-char="">
        <style:list-level-properties text:space-before="4.445cm" text:min-label-width="0.635cm"/>
        <style:text-properties style:font-name="Symbol"/>
      </text:list-level-style-bullet>
      <text:list-level-style-bullet text:level="5" text:style-name="WW8Num173z1" style:num-suffix="." text:bullet-char="o">
        <style:list-level-properties text:space-before="5.715cm" text:min-label-width="0.635cm"/>
        <style:text-properties style:font-name="Courier New1"/>
      </text:list-level-style-bullet>
      <text:list-level-style-bullet text:level="6" text:style-name="WW8Num173z2" style:num-suffix="." text:bullet-char="">
        <style:list-level-properties text:space-before="6.985cm" text:min-label-width="0.635cm"/>
        <style:text-properties style:font-name="Wingdings"/>
      </text:list-level-style-bullet>
      <text:list-level-style-bullet text:level="7" text:style-name="WW8Num173z0" style:num-suffix="." text:bullet-char="">
        <style:list-level-properties text:space-before="8.255cm" text:min-label-width="0.635cm"/>
        <style:text-properties style:font-name="Symbol"/>
      </text:list-level-style-bullet>
      <text:list-level-style-bullet text:level="8" text:style-name="WW8Num173z1" style:num-suffix="." text:bullet-char="o">
        <style:list-level-properties text:space-before="9.525cm" text:min-label-width="0.635cm"/>
        <style:text-properties style:font-name="Courier New1"/>
      </text:list-level-style-bullet>
      <text:list-level-style-bullet text:level="9" text:style-name="WW8Num1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5" text:consecutive-numbering="true">
      <text:list-level-style-bullet text:level="1" text:style-name="WW8Num175z0" style:num-suffix="." text:bullet-char="">
        <style:list-level-properties text:space-before="0.635cm" text:min-label-width="0.635cm"/>
        <style:text-properties style:font-name="Symbol"/>
      </text:list-level-style-bullet>
      <text:list-level-style-bullet text:level="2" text:style-name="WW8Num175z1" style:num-suffix="." text:bullet-char="o">
        <style:list-level-properties text:space-before="1.905cm" text:min-label-width="0.635cm"/>
        <style:text-properties style:font-name="Courier New1"/>
      </text:list-level-style-bullet>
      <text:list-level-style-bullet text:level="3" text:style-name="WW8Num175z2" style:num-suffix="." text:bullet-char="">
        <style:list-level-properties text:space-before="3.175cm" text:min-label-width="0.635cm"/>
        <style:text-properties style:font-name="Wingdings"/>
      </text:list-level-style-bullet>
      <text:list-level-style-bullet text:level="4" text:style-name="WW8Num175z0" style:num-suffix="." text:bullet-char="">
        <style:list-level-properties text:space-before="4.445cm" text:min-label-width="0.635cm"/>
        <style:text-properties style:font-name="Symbol"/>
      </text:list-level-style-bullet>
      <text:list-level-style-bullet text:level="5" text:style-name="WW8Num175z1" style:num-suffix="." text:bullet-char="o">
        <style:list-level-properties text:space-before="5.715cm" text:min-label-width="0.635cm"/>
        <style:text-properties style:font-name="Courier New1"/>
      </text:list-level-style-bullet>
      <text:list-level-style-bullet text:level="6" text:style-name="WW8Num175z2" style:num-suffix="." text:bullet-char="">
        <style:list-level-properties text:space-before="6.985cm" text:min-label-width="0.635cm"/>
        <style:text-properties style:font-name="Wingdings"/>
      </text:list-level-style-bullet>
      <text:list-level-style-bullet text:level="7" text:style-name="WW8Num175z0" style:num-suffix="." text:bullet-char="">
        <style:list-level-properties text:space-before="8.255cm" text:min-label-width="0.635cm"/>
        <style:text-properties style:font-name="Symbol"/>
      </text:list-level-style-bullet>
      <text:list-level-style-bullet text:level="8" text:style-name="WW8Num175z1" style:num-suffix="." text:bullet-char="o">
        <style:list-level-properties text:space-before="9.525cm" text:min-label-width="0.635cm"/>
        <style:text-properties style:font-name="Courier New1"/>
      </text:list-level-style-bullet>
      <text:list-level-style-bullet text:level="9" text:style-name="WW8Num1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6" text:consecutive-numbering="true">
      <text:list-level-style-bullet text:level="1" text:style-name="WW8Num176z0" style:num-suffix="." text:bullet-char="">
        <style:list-level-properties text:space-before="0.635cm" text:min-label-width="0.635cm"/>
        <style:text-properties style:font-name="Symbol"/>
      </text:list-level-style-bullet>
      <text:list-level-style-bullet text:level="2" text:style-name="WW8Num176z1" style:num-suffix="." text:bullet-char="o">
        <style:list-level-properties text:space-before="1.905cm" text:min-label-width="0.635cm"/>
        <style:text-properties style:font-name="Courier New1"/>
      </text:list-level-style-bullet>
      <text:list-level-style-bullet text:level="3" text:style-name="WW8Num176z2" style:num-suffix="." text:bullet-char="">
        <style:list-level-properties text:space-before="3.175cm" text:min-label-width="0.635cm"/>
        <style:text-properties style:font-name="Wingdings"/>
      </text:list-level-style-bullet>
      <text:list-level-style-bullet text:level="4" text:style-name="WW8Num176z0" style:num-suffix="." text:bullet-char="">
        <style:list-level-properties text:space-before="4.445cm" text:min-label-width="0.635cm"/>
        <style:text-properties style:font-name="Symbol"/>
      </text:list-level-style-bullet>
      <text:list-level-style-bullet text:level="5" text:style-name="WW8Num176z1" style:num-suffix="." text:bullet-char="o">
        <style:list-level-properties text:space-before="5.715cm" text:min-label-width="0.635cm"/>
        <style:text-properties style:font-name="Courier New1"/>
      </text:list-level-style-bullet>
      <text:list-level-style-bullet text:level="6" text:style-name="WW8Num176z2" style:num-suffix="." text:bullet-char="">
        <style:list-level-properties text:space-before="6.985cm" text:min-label-width="0.635cm"/>
        <style:text-properties style:font-name="Wingdings"/>
      </text:list-level-style-bullet>
      <text:list-level-style-bullet text:level="7" text:style-name="WW8Num176z0" style:num-suffix="." text:bullet-char="">
        <style:list-level-properties text:space-before="8.255cm" text:min-label-width="0.635cm"/>
        <style:text-properties style:font-name="Symbol"/>
      </text:list-level-style-bullet>
      <text:list-level-style-bullet text:level="8" text:style-name="WW8Num176z1" style:num-suffix="." text:bullet-char="o">
        <style:list-level-properties text:space-before="9.525cm" text:min-label-width="0.635cm"/>
        <style:text-properties style:font-name="Courier New1"/>
      </text:list-level-style-bullet>
      <text:list-level-style-bullet text:level="9" text:style-name="WW8Num1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7" text:consecutive-numbering="true">
      <text:list-level-style-bullet text:level="1" text:style-name="WW8Num177z0" style:num-suffix="." text:bullet-char="">
        <style:list-level-properties text:space-before="0.635cm" text:min-label-width="0.635cm"/>
        <style:text-properties style:font-name="Symbol"/>
      </text:list-level-style-bullet>
      <text:list-level-style-bullet text:level="2" text:style-name="WW8Num177z1" style:num-suffix="." text:bullet-char="o">
        <style:list-level-properties text:space-before="1.905cm" text:min-label-width="0.635cm"/>
        <style:text-properties style:font-name="Courier New1"/>
      </text:list-level-style-bullet>
      <text:list-level-style-bullet text:level="3" text:style-name="WW8Num177z2" style:num-suffix="." text:bullet-char="">
        <style:list-level-properties text:space-before="3.175cm" text:min-label-width="0.635cm"/>
        <style:text-properties style:font-name="Wingdings"/>
      </text:list-level-style-bullet>
      <text:list-level-style-bullet text:level="4" text:style-name="WW8Num177z0" style:num-suffix="." text:bullet-char="">
        <style:list-level-properties text:space-before="4.445cm" text:min-label-width="0.635cm"/>
        <style:text-properties style:font-name="Symbol"/>
      </text:list-level-style-bullet>
      <text:list-level-style-bullet text:level="5" text:style-name="WW8Num177z1" style:num-suffix="." text:bullet-char="o">
        <style:list-level-properties text:space-before="5.715cm" text:min-label-width="0.635cm"/>
        <style:text-properties style:font-name="Courier New1"/>
      </text:list-level-style-bullet>
      <text:list-level-style-bullet text:level="6" text:style-name="WW8Num177z2" style:num-suffix="." text:bullet-char="">
        <style:list-level-properties text:space-before="6.985cm" text:min-label-width="0.635cm"/>
        <style:text-properties style:font-name="Wingdings"/>
      </text:list-level-style-bullet>
      <text:list-level-style-bullet text:level="7" text:style-name="WW8Num177z0" style:num-suffix="." text:bullet-char="">
        <style:list-level-properties text:space-before="8.255cm" text:min-label-width="0.635cm"/>
        <style:text-properties style:font-name="Symbol"/>
      </text:list-level-style-bullet>
      <text:list-level-style-bullet text:level="8" text:style-name="WW8Num177z1" style:num-suffix="." text:bullet-char="o">
        <style:list-level-properties text:space-before="9.525cm" text:min-label-width="0.635cm"/>
        <style:text-properties style:font-name="Courier New1"/>
      </text:list-level-style-bullet>
      <text:list-level-style-bullet text:level="9" text:style-name="WW8Num17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0" text:consecutive-numbering="true">
      <text:list-level-style-bullet text:level="1" text:style-name="WW8Num180z0" style:num-suffix="." text:bullet-char="">
        <style:list-level-properties text:space-before="0.635cm" text:min-label-width="0.635cm"/>
        <style:text-properties style:font-name="Symbol"/>
      </text:list-level-style-bullet>
      <text:list-level-style-bullet text:level="2" text:style-name="WW8Num180z1" style:num-suffix="." text:bullet-char="o">
        <style:list-level-properties text:space-before="1.905cm" text:min-label-width="0.635cm"/>
        <style:text-properties style:font-name="Courier New1"/>
      </text:list-level-style-bullet>
      <text:list-level-style-bullet text:level="3" text:style-name="WW8Num180z2" style:num-suffix="." text:bullet-char="">
        <style:list-level-properties text:space-before="3.175cm" text:min-label-width="0.635cm"/>
        <style:text-properties style:font-name="Wingdings"/>
      </text:list-level-style-bullet>
      <text:list-level-style-bullet text:level="4" text:style-name="WW8Num180z0" style:num-suffix="." text:bullet-char="">
        <style:list-level-properties text:space-before="4.445cm" text:min-label-width="0.635cm"/>
        <style:text-properties style:font-name="Symbol"/>
      </text:list-level-style-bullet>
      <text:list-level-style-bullet text:level="5" text:style-name="WW8Num180z1" style:num-suffix="." text:bullet-char="o">
        <style:list-level-properties text:space-before="5.715cm" text:min-label-width="0.635cm"/>
        <style:text-properties style:font-name="Courier New1"/>
      </text:list-level-style-bullet>
      <text:list-level-style-bullet text:level="6" text:style-name="WW8Num180z2" style:num-suffix="." text:bullet-char="">
        <style:list-level-properties text:space-before="6.985cm" text:min-label-width="0.635cm"/>
        <style:text-properties style:font-name="Wingdings"/>
      </text:list-level-style-bullet>
      <text:list-level-style-bullet text:level="7" text:style-name="WW8Num180z0" style:num-suffix="." text:bullet-char="">
        <style:list-level-properties text:space-before="8.255cm" text:min-label-width="0.635cm"/>
        <style:text-properties style:font-name="Symbol"/>
      </text:list-level-style-bullet>
      <text:list-level-style-bullet text:level="8" text:style-name="WW8Num180z1" style:num-suffix="." text:bullet-char="o">
        <style:list-level-properties text:space-before="9.525cm" text:min-label-width="0.635cm"/>
        <style:text-properties style:font-name="Courier New1"/>
      </text:list-level-style-bullet>
      <text:list-level-style-bullet text:level="9" text:style-name="WW8Num1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1" text:consecutive-numbering="true">
      <text:list-level-style-bullet text:level="1" text:style-name="WW8Num181z0" style:num-suffix="." text:bullet-char="o">
        <style:list-level-properties text:space-before="1.905cm" text:min-label-width="0.635cm"/>
        <style:text-properties style:font-name="Courier New1"/>
      </text:list-level-style-bullet>
      <text:list-level-style-bullet text:level="2" text:style-name="WW8Num181z1" style:num-suffix="." text:bullet-char="o">
        <style:list-level-properties text:space-before="1.905cm" text:min-label-width="0.635cm"/>
        <style:text-properties style:font-name="Courier New1"/>
      </text:list-level-style-bullet>
      <text:list-level-style-bullet text:level="3" text:style-name="WW8Num181z2" style:num-suffix="." text:bullet-char="">
        <style:list-level-properties text:space-before="3.175cm" text:min-label-width="0.635cm"/>
        <style:text-properties style:font-name="Wingdings"/>
      </text:list-level-style-bullet>
      <text:list-level-style-bullet text:level="4" text:style-name="WW8Num181z3" style:num-suffix="." text:bullet-char="">
        <style:list-level-properties text:space-before="4.445cm" text:min-label-width="0.635cm"/>
        <style:text-properties style:font-name="Symbol"/>
      </text:list-level-style-bullet>
      <text:list-level-style-bullet text:level="5" text:style-name="WW8Num181z1" style:num-suffix="." text:bullet-char="o">
        <style:list-level-properties text:space-before="5.715cm" text:min-label-width="0.635cm"/>
        <style:text-properties style:font-name="Courier New1"/>
      </text:list-level-style-bullet>
      <text:list-level-style-bullet text:level="6" text:style-name="WW8Num181z2" style:num-suffix="." text:bullet-char="">
        <style:list-level-properties text:space-before="6.985cm" text:min-label-width="0.635cm"/>
        <style:text-properties style:font-name="Wingdings"/>
      </text:list-level-style-bullet>
      <text:list-level-style-bullet text:level="7" text:style-name="WW8Num181z3" style:num-suffix="." text:bullet-char="">
        <style:list-level-properties text:space-before="8.255cm" text:min-label-width="0.635cm"/>
        <style:text-properties style:font-name="Symbol"/>
      </text:list-level-style-bullet>
      <text:list-level-style-bullet text:level="8" text:style-name="WW8Num181z1" style:num-suffix="." text:bullet-char="o">
        <style:list-level-properties text:space-before="9.525cm" text:min-label-width="0.635cm"/>
        <style:text-properties style:font-name="Courier New1"/>
      </text:list-level-style-bullet>
      <text:list-level-style-bullet text:level="9" text:style-name="WW8Num18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variant="small-caps" style:font-name="Arial" fo:font-size="11pt" style:font-size-asian="11pt" style:font-name-complex="Arial"/>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 fo:font-size="11pt" fo:font-weight="bold" style:font-size-asian="11pt" style:font-weight-asian="bold" style:font-name-complex="Arial" style:font-weight-complex="bold"/>
    </style:style>
    <style:style style:name="P3"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711cm"/>
          <style:tab-stop style:position="15.589cm" style:type="right"/>
        </style:tab-stops>
      </style:paragraph-properties>
    </style:style>
    <style:style style:name="T1" style:family="text">
      <style:text-properties style:font-name="Arial" fo:font-size="10pt" style:font-size-asian="10pt" style:font-name-complex="Arial"/>
    </style:style>
    <style:style style:name="T2" style:family="text">
      <style:text-properties fo:color="#0000ff" style:font-name="Arial" fo:font-size="10pt" fo:font-weight="bold" style:font-size-asian="10pt" style:font-weight-asian="bold" style:font-name-complex="Arial" style:font-size-complex="10pt" style:font-weight-complex="bold"/>
    </style:style>
    <style:style style:name="T3" style:family="text" style:parent-style-name="Page_20_Number">
      <style:text-properties style:font-name="Arial" fo:font-size="10pt" style:font-size-asian="10pt" style:font-name-complex="Arial"/>
    </style:style>
    <style:page-layout style:name="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Ingeniería en Sistemas de Información - Sistemas Operativos</text:p>
        <text:p text:style-name="P2">Práctico 6 - Compilando en GNU/Linux</text:p>
      </style:header>
      <style:footer>
        <text:p text:style-name="P3"><text:span text:style-name="T1">Ing. Arellano - Ing. Nadal</text:span><text:tab/><text:span text:style-name="T2">Año 2007</text:span><text:tab/><text:span text:style-name="T3"><text:page-number text:select-page="current">7</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Práctico 6 - Compilando en Linux</dc:title>
    <meta:initial-creator>Gabriel Arellano</meta:initial-creator>
    <meta:creation-date>2003-10-03T12:35:00</meta:creation-date>
    <dc:creator>Gabriel Arellano</dc:creator>
    <dc:date>2007-09-18T13:08:13</dc:date>
    <meta:print-date>2003-08-08T13:38:00</meta:print-date>
    <dc:language>en-US</dc:language>
    <meta:editing-cycles>201</meta:editing-cycles>
    <meta:editing-duration>PT8H45M55S</meta:editing-duration>
    <meta:user-defined meta:name="Info 1"/>
    <meta:user-defined meta:name="Info 2"/>
    <meta:user-defined meta:name="Info 3"/>
    <meta:user-defined meta:name="Info 4"/>
    <meta:document-statistic meta:table-count="0" meta:image-count="0" meta:object-count="0" meta:page-count="7" meta:paragraph-count="244" meta:word-count="1398" meta:character-count="9217"/>
  </office:meta>
</office:document-meta>
</file>